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804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2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shapes>
          <draw:frame draw:z-index="0" draw:style-name="gr1" draw:text-style-name="P1" svg:width="12.5709in" svg:height="5.8224in" svg:x="0in" svg:y="0in">
            <draw:object draw:notify-on-update-of-ranges="'2'.A1:'2'.A1 '2'.A2:'2'.A58 '2'.B1:'2'.B1 '2'.B2:'2'.B58 '2'.A1:'2'.A1 '2'.A2:'2'.A58 '2'.C1:'2'.C1 '2'.C2:'2'.C58 '2'.A1:'2'.A1 '2'.A2:'2'.A58 '2'.D1:'2'.D1 '2'.D2:'2'.D58 '2'.A1:'2'.A1 '2'.A2:'2'.A58 '2'.E1:'2'.E1 '2'.E2:'2'.E58 '2'.A1:'2'.A1 '2'.A2:'2'.A58 '2'.F1:'2'.F1 '2'.F2:'2'.F58 '2'.A1:'2'.A1 '2'.A2:'2'.A58 '2'.G1:'2'.G1 '2'.G2:'2'.G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ailSize</text:p>
          </table:table-cell>
          <table:table-cell office:value-type="string" calcext:value-type="string">
            <text:p>Appended-1048576</text:p>
          </table:table-cell>
          <table:table-cell office:value-type="string" calcext:value-type="string">
            <text:p>AppendedWithBuf-1048576</text:p>
          </table:table-cell>
          <table:table-cell office:value-type="string" calcext:value-type="string">
            <text:p>Slice-1048576</text:p>
          </table:table-cell>
          <table:table-cell office:value-type="string" calcext:value-type="string">
            <text:p>Sort-1048576</text:p>
          </table:table-cell>
          <table:table-cell office:value-type="string" calcext:value-type="string">
            <text:p>sort.Slice-1048576</text:p>
          </table:table-cell>
          <table:table-cell office:value-type="string" calcext:value-type="string">
            <text:p>sort.Sort-1048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9221.33" calcext:value-type="float">
            <text:p>579221.33</text:p>
          </table:table-cell>
          <table:table-cell office:value-type="float" office:value="486956" calcext:value-type="float">
            <text:p>486956</text:p>
          </table:table-cell>
          <table:table-cell office:value-type="float" office:value="43617696.33" calcext:value-type="float">
            <text:p>43617696.33</text:p>
          </table:table-cell>
          <table:table-cell office:value-type="float" office:value="53544060.67" calcext:value-type="float">
            <text:p>53544060.67</text:p>
          </table:table-cell>
          <table:table-cell office:value-type="float" office:value="43437838.67" calcext:value-type="float">
            <text:p>43437838.67</text:p>
          </table:table-cell>
          <table:table-cell office:value-type="float" office:value="45750638" calcext:value-type="float">
            <text:p>45750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9793.33" calcext:value-type="float">
            <text:p>739793.33</text:p>
          </table:table-cell>
          <table:table-cell office:value-type="float" office:value="628333" calcext:value-type="float">
            <text:p>628333</text:p>
          </table:table-cell>
          <table:table-cell office:value-type="float" office:value="44712803.67" calcext:value-type="float">
            <text:p>44712803.67</text:p>
          </table:table-cell>
          <table:table-cell office:value-type="float" office:value="59322509.67" calcext:value-type="float">
            <text:p>59322509.67</text:p>
          </table:table-cell>
          <table:table-cell office:value-type="float" office:value="46460575.67" calcext:value-type="float">
            <text:p>46460575.67</text:p>
          </table:table-cell>
          <table:table-cell office:value-type="float" office:value="48715486.33" calcext:value-type="float">
            <text:p>48715486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8881.33" calcext:value-type="float">
            <text:p>878881.33</text:p>
          </table:table-cell>
          <table:table-cell office:value-type="float" office:value="762368" calcext:value-type="float">
            <text:p>762368</text:p>
          </table:table-cell>
          <table:table-cell office:value-type="float" office:value="46671902.67" calcext:value-type="float">
            <text:p>46671902.67</text:p>
          </table:table-cell>
          <table:table-cell office:value-type="float" office:value="53572647.67" calcext:value-type="float">
            <text:p>53572647.67</text:p>
          </table:table-cell>
          <table:table-cell office:value-type="float" office:value="43323727" calcext:value-type="float">
            <text:p>43323727</text:p>
          </table:table-cell>
          <table:table-cell office:value-type="float" office:value="50425512" calcext:value-type="float">
            <text:p>50425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3623.33" calcext:value-type="float">
            <text:p>793623.33</text:p>
          </table:table-cell>
          <table:table-cell office:value-type="float" office:value="698591.33" calcext:value-type="float">
            <text:p>698591.33</text:p>
          </table:table-cell>
          <table:table-cell office:value-type="float" office:value="45257734.33" calcext:value-type="float">
            <text:p>45257734.33</text:p>
          </table:table-cell>
          <table:table-cell office:value-type="float" office:value="61347054" calcext:value-type="float">
            <text:p>61347054</text:p>
          </table:table-cell>
          <table:table-cell office:value-type="float" office:value="43497028" calcext:value-type="float">
            <text:p>43497028</text:p>
          </table:table-cell>
          <table:table-cell office:value-type="float" office:value="47153007.33" calcext:value-type="float">
            <text:p>47153007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3693.67" calcext:value-type="float">
            <text:p>873693.67</text:p>
          </table:table-cell>
          <table:table-cell office:value-type="float" office:value="751255.33" calcext:value-type="float">
            <text:p>751255.33</text:p>
          </table:table-cell>
          <table:table-cell office:value-type="float" office:value="44590492" calcext:value-type="float">
            <text:p>44590492</text:p>
          </table:table-cell>
          <table:table-cell office:value-type="float" office:value="55494565.67" calcext:value-type="float">
            <text:p>55494565.67</text:p>
          </table:table-cell>
          <table:table-cell office:value-type="float" office:value="44704257" calcext:value-type="float">
            <text:p>44704257</text:p>
          </table:table-cell>
          <table:table-cell office:value-type="float" office:value="50493629.67" calcext:value-type="float">
            <text:p>50493629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8300.33" calcext:value-type="float">
            <text:p>1028300.33</text:p>
          </table:table-cell>
          <table:table-cell office:value-type="float" office:value="727837.33" calcext:value-type="float">
            <text:p>727837.33</text:p>
          </table:table-cell>
          <table:table-cell office:value-type="float" office:value="45649231.67" calcext:value-type="float">
            <text:p>45649231.67</text:p>
          </table:table-cell>
          <table:table-cell office:value-type="float" office:value="62136997.67" calcext:value-type="float">
            <text:p>62136997.67</text:p>
          </table:table-cell>
          <table:table-cell office:value-type="float" office:value="45664752.67" calcext:value-type="float">
            <text:p>45664752.67</text:p>
          </table:table-cell>
          <table:table-cell office:value-type="float" office:value="49833248.33" calcext:value-type="float">
            <text:p>49833248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3466" calcext:value-type="float">
            <text:p>933466</text:p>
          </table:table-cell>
          <table:table-cell office:value-type="float" office:value="722580" calcext:value-type="float">
            <text:p>722580</text:p>
          </table:table-cell>
          <table:table-cell office:value-type="float" office:value="54379190" calcext:value-type="float">
            <text:p>54379190</text:p>
          </table:table-cell>
          <table:table-cell office:value-type="float" office:value="57255229.67" calcext:value-type="float">
            <text:p>57255229.67</text:p>
          </table:table-cell>
          <table:table-cell office:value-type="float" office:value="48987073.67" calcext:value-type="float">
            <text:p>48987073.67</text:p>
          </table:table-cell>
          <table:table-cell office:value-type="float" office:value="58389074.67" calcext:value-type="float">
            <text:p>58389074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9862.67" calcext:value-type="float">
            <text:p>929862.67</text:p>
          </table:table-cell>
          <table:table-cell office:value-type="float" office:value="709860" calcext:value-type="float">
            <text:p>709860</text:p>
          </table:table-cell>
          <table:table-cell office:value-type="float" office:value="56284520.33" calcext:value-type="float">
            <text:p>56284520.33</text:p>
          </table:table-cell>
          <table:table-cell office:value-type="float" office:value="57537691.33" calcext:value-type="float">
            <text:p>57537691.33</text:p>
          </table:table-cell>
          <table:table-cell office:value-type="float" office:value="53380515.67" calcext:value-type="float">
            <text:p>53380515.67</text:p>
          </table:table-cell>
          <table:table-cell office:value-type="float" office:value="54127373.33" calcext:value-type="float">
            <text:p>54127373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6344.33" calcext:value-type="float">
            <text:p>1016344.33</text:p>
          </table:table-cell>
          <table:table-cell office:value-type="float" office:value="664672.67" calcext:value-type="float">
            <text:p>664672.67</text:p>
          </table:table-cell>
          <table:table-cell office:value-type="float" office:value="51721766.67" calcext:value-type="float">
            <text:p>51721766.67</text:p>
          </table:table-cell>
          <table:table-cell office:value-type="float" office:value="60149024.67" calcext:value-type="float">
            <text:p>60149024.67</text:p>
          </table:table-cell>
          <table:table-cell office:value-type="float" office:value="50310019.67" calcext:value-type="float">
            <text:p>50310019.67</text:p>
          </table:table-cell>
          <table:table-cell office:value-type="float" office:value="58608960.33" calcext:value-type="float">
            <text:p>58608960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5471.33" calcext:value-type="float">
            <text:p>1155471.33</text:p>
          </table:table-cell>
          <table:table-cell office:value-type="float" office:value="788366.67" calcext:value-type="float">
            <text:p>788366.67</text:p>
          </table:table-cell>
          <table:table-cell office:value-type="float" office:value="52326553.33" calcext:value-type="float">
            <text:p>52326553.33</text:p>
          </table:table-cell>
          <table:table-cell office:value-type="float" office:value="60245113" calcext:value-type="float">
            <text:p>60245113</text:p>
          </table:table-cell>
          <table:table-cell office:value-type="float" office:value="55935983.33" calcext:value-type="float">
            <text:p>55935983.33</text:p>
          </table:table-cell>
          <table:table-cell office:value-type="float" office:value="58029265.67" calcext:value-type="float">
            <text:p>58029265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66911.33" calcext:value-type="float">
            <text:p>1166911.33</text:p>
          </table:table-cell>
          <table:table-cell office:value-type="float" office:value="768163.33" calcext:value-type="float">
            <text:p>768163.33</text:p>
          </table:table-cell>
          <table:table-cell office:value-type="float" office:value="52074801" calcext:value-type="float">
            <text:p>52074801</text:p>
          </table:table-cell>
          <table:table-cell office:value-type="float" office:value="60992867" calcext:value-type="float">
            <text:p>60992867</text:p>
          </table:table-cell>
          <table:table-cell office:value-type="float" office:value="52298487.67" calcext:value-type="float">
            <text:p>52298487.67</text:p>
          </table:table-cell>
          <table:table-cell office:value-type="float" office:value="61505002.33" calcext:value-type="float">
            <text:p>61505002.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2449.33" calcext:value-type="float">
            <text:p>962449.33</text:p>
          </table:table-cell>
          <table:table-cell office:value-type="float" office:value="558038.33" calcext:value-type="float">
            <text:p>558038.33</text:p>
          </table:table-cell>
          <table:table-cell office:value-type="float" office:value="52826428" calcext:value-type="float">
            <text:p>52826428</text:p>
          </table:table-cell>
          <table:table-cell office:value-type="float" office:value="60190917.33" calcext:value-type="float">
            <text:p>60190917.33</text:p>
          </table:table-cell>
          <table:table-cell office:value-type="float" office:value="56804222.67" calcext:value-type="float">
            <text:p>56804222.67</text:p>
          </table:table-cell>
          <table:table-cell office:value-type="float" office:value="56016970.33" calcext:value-type="float">
            <text:p>56016970.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35909" calcext:value-type="float">
            <text:p>1035909</text:p>
          </table:table-cell>
          <table:table-cell office:value-type="float" office:value="561928.33" calcext:value-type="float">
            <text:p>561928.33</text:p>
          </table:table-cell>
          <table:table-cell office:value-type="float" office:value="53490911.67" calcext:value-type="float">
            <text:p>53490911.67</text:p>
          </table:table-cell>
          <table:table-cell office:value-type="float" office:value="61730902" calcext:value-type="float">
            <text:p>61730902</text:p>
          </table:table-cell>
          <table:table-cell office:value-type="float" office:value="57161679.33" calcext:value-type="float">
            <text:p>57161679.33</text:p>
          </table:table-cell>
          <table:table-cell office:value-type="float" office:value="55797327.67" calcext:value-type="float">
            <text:p>55797327.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4859.33" calcext:value-type="float">
            <text:p>984859.33</text:p>
          </table:table-cell>
          <table:table-cell office:value-type="float" office:value="567992" calcext:value-type="float">
            <text:p>567992</text:p>
          </table:table-cell>
          <table:table-cell office:value-type="float" office:value="51206070" calcext:value-type="float">
            <text:p>51206070</text:p>
          </table:table-cell>
          <table:table-cell office:value-type="float" office:value="61295005.33" calcext:value-type="float">
            <text:p>61295005.33</text:p>
          </table:table-cell>
          <table:table-cell office:value-type="float" office:value="53317872.33" calcext:value-type="float">
            <text:p>53317872.33</text:p>
          </table:table-cell>
          <table:table-cell office:value-type="float" office:value="60087259" calcext:value-type="float">
            <text:p>600872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5351.33" calcext:value-type="float">
            <text:p>1025351.33</text:p>
          </table:table-cell>
          <table:table-cell office:value-type="float" office:value="566155.33" calcext:value-type="float">
            <text:p>566155.33</text:p>
          </table:table-cell>
          <table:table-cell office:value-type="float" office:value="56639463.67" calcext:value-type="float">
            <text:p>56639463.67</text:p>
          </table:table-cell>
          <table:table-cell office:value-type="float" office:value="65437302.67" calcext:value-type="float">
            <text:p>65437302.67</text:p>
          </table:table-cell>
          <table:table-cell office:value-type="float" office:value="52582346.67" calcext:value-type="float">
            <text:p>52582346.67</text:p>
          </table:table-cell>
          <table:table-cell office:value-type="float" office:value="57161499" calcext:value-type="float">
            <text:p>571614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85595.33" calcext:value-type="float">
            <text:p>1085595.33</text:p>
          </table:table-cell>
          <table:table-cell office:value-type="float" office:value="587025" calcext:value-type="float">
            <text:p>587025</text:p>
          </table:table-cell>
          <table:table-cell office:value-type="float" office:value="55506729" calcext:value-type="float">
            <text:p>55506729</text:p>
          </table:table-cell>
          <table:table-cell office:value-type="float" office:value="64063351" calcext:value-type="float">
            <text:p>64063351</text:p>
          </table:table-cell>
          <table:table-cell office:value-type="float" office:value="52458847.33" calcext:value-type="float">
            <text:p>52458847.33</text:p>
          </table:table-cell>
          <table:table-cell office:value-type="float" office:value="56140218" calcext:value-type="float">
            <text:p>561402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0711" calcext:value-type="float">
            <text:p>1080711</text:p>
          </table:table-cell>
          <table:table-cell office:value-type="float" office:value="596745.67" calcext:value-type="float">
            <text:p>596745.67</text:p>
          </table:table-cell>
          <table:table-cell office:value-type="float" office:value="51957556.33" calcext:value-type="float">
            <text:p>51957556.33</text:p>
          </table:table-cell>
          <table:table-cell office:value-type="float" office:value="60328688" calcext:value-type="float">
            <text:p>60328688</text:p>
          </table:table-cell>
          <table:table-cell office:value-type="float" office:value="52327834" calcext:value-type="float">
            <text:p>52327834</text:p>
          </table:table-cell>
          <table:table-cell office:value-type="float" office:value="60580299.67" calcext:value-type="float">
            <text:p>60580299.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66877" calcext:value-type="float">
            <text:p>1166877</text:p>
          </table:table-cell>
          <table:table-cell office:value-type="float" office:value="612788" calcext:value-type="float">
            <text:p>612788</text:p>
          </table:table-cell>
          <table:table-cell office:value-type="float" office:value="52952324.67" calcext:value-type="float">
            <text:p>52952324.67</text:p>
          </table:table-cell>
          <table:table-cell office:value-type="float" office:value="60426215.67" calcext:value-type="float">
            <text:p>60426215.67</text:p>
          </table:table-cell>
          <table:table-cell office:value-type="float" office:value="52992919.33" calcext:value-type="float">
            <text:p>52992919.33</text:p>
          </table:table-cell>
          <table:table-cell office:value-type="float" office:value="57817444.33" calcext:value-type="float">
            <text:p>57817444.3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74892.33" calcext:value-type="float">
            <text:p>1174892.33</text:p>
          </table:table-cell>
          <table:table-cell office:value-type="float" office:value="636206.33" calcext:value-type="float">
            <text:p>636206.33</text:p>
          </table:table-cell>
          <table:table-cell office:value-type="float" office:value="56474345.33" calcext:value-type="float">
            <text:p>56474345.33</text:p>
          </table:table-cell>
          <table:table-cell office:value-type="float" office:value="61658113.67" calcext:value-type="float">
            <text:p>61658113.67</text:p>
          </table:table-cell>
          <table:table-cell office:value-type="float" office:value="55549839.33" calcext:value-type="float">
            <text:p>55549839.33</text:p>
          </table:table-cell>
          <table:table-cell office:value-type="float" office:value="63429623.67" calcext:value-type="float">
            <text:p>63429623.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97679.67" calcext:value-type="float">
            <text:p>1197679.67</text:p>
          </table:table-cell>
          <table:table-cell office:value-type="float" office:value="660427" calcext:value-type="float">
            <text:p>660427</text:p>
          </table:table-cell>
          <table:table-cell office:value-type="float" office:value="51182028" calcext:value-type="float">
            <text:p>51182028</text:p>
          </table:table-cell>
          <table:table-cell office:value-type="float" office:value="61450992" calcext:value-type="float">
            <text:p>61450992</text:p>
          </table:table-cell>
          <table:table-cell office:value-type="float" office:value="52718069.33" calcext:value-type="float">
            <text:p>52718069.33</text:p>
          </table:table-cell>
          <table:table-cell office:value-type="float" office:value="57538522" calcext:value-type="float">
            <text:p>5753852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88039.67" calcext:value-type="float">
            <text:p>1288039.67</text:p>
          </table:table-cell>
          <table:table-cell office:value-type="float" office:value="663234" calcext:value-type="float">
            <text:p>663234</text:p>
          </table:table-cell>
          <table:table-cell office:value-type="float" office:value="52955123" calcext:value-type="float">
            <text:p>52955123</text:p>
          </table:table-cell>
          <table:table-cell office:value-type="float" office:value="59723717.67" calcext:value-type="float">
            <text:p>59723717.67</text:p>
          </table:table-cell>
          <table:table-cell office:value-type="float" office:value="52759178.67" calcext:value-type="float">
            <text:p>52759178.67</text:p>
          </table:table-cell>
          <table:table-cell office:value-type="float" office:value="55193737" calcext:value-type="float">
            <text:p>551937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15610" calcext:value-type="float">
            <text:p>1415610</text:p>
          </table:table-cell>
          <table:table-cell office:value-type="float" office:value="703597.33" calcext:value-type="float">
            <text:p>703597.33</text:p>
          </table:table-cell>
          <table:table-cell office:value-type="float" office:value="51559346" calcext:value-type="float">
            <text:p>51559346</text:p>
          </table:table-cell>
          <table:table-cell office:value-type="float" office:value="60062288" calcext:value-type="float">
            <text:p>60062288</text:p>
          </table:table-cell>
          <table:table-cell office:value-type="float" office:value="55149990" calcext:value-type="float">
            <text:p>55149990</text:p>
          </table:table-cell>
          <table:table-cell office:value-type="float" office:value="57303097.33" calcext:value-type="float">
            <text:p>57303097.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98042.67" calcext:value-type="float">
            <text:p>1498042.67</text:p>
          </table:table-cell>
          <table:table-cell office:value-type="float" office:value="756619.67" calcext:value-type="float">
            <text:p>756619.67</text:p>
          </table:table-cell>
          <table:table-cell office:value-type="float" office:value="51331153" calcext:value-type="float">
            <text:p>51331153</text:p>
          </table:table-cell>
          <table:table-cell office:value-type="float" office:value="62813471.33" calcext:value-type="float">
            <text:p>62813471.33</text:p>
          </table:table-cell>
          <table:table-cell office:value-type="float" office:value="52078179.67" calcext:value-type="float">
            <text:p>52078179.67</text:p>
          </table:table-cell>
          <table:table-cell office:value-type="float" office:value="55364146" calcext:value-type="float">
            <text:p>5536414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21376.67" calcext:value-type="float">
            <text:p>1621376.67</text:p>
          </table:table-cell>
          <table:table-cell office:value-type="float" office:value="798038.67" calcext:value-type="float">
            <text:p>798038.67</text:p>
          </table:table-cell>
          <table:table-cell office:value-type="float" office:value="51330633.33" calcext:value-type="float">
            <text:p>51330633.33</text:p>
          </table:table-cell>
          <table:table-cell office:value-type="float" office:value="59964596.67" calcext:value-type="float">
            <text:p>59964596.67</text:p>
          </table:table-cell>
          <table:table-cell office:value-type="float" office:value="56220117.33" calcext:value-type="float">
            <text:p>56220117.33</text:p>
          </table:table-cell>
          <table:table-cell office:value-type="float" office:value="55745979.67" calcext:value-type="float">
            <text:p>55745979.6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832159.67" calcext:value-type="float">
            <text:p>1832159.67</text:p>
          </table:table-cell>
          <table:table-cell office:value-type="float" office:value="918638.33" calcext:value-type="float">
            <text:p>918638.33</text:p>
          </table:table-cell>
          <table:table-cell office:value-type="float" office:value="55911729.33" calcext:value-type="float">
            <text:p>55911729.33</text:p>
          </table:table-cell>
          <table:table-cell office:value-type="float" office:value="59082554.67" calcext:value-type="float">
            <text:p>59082554.67</text:p>
          </table:table-cell>
          <table:table-cell office:value-type="float" office:value="51437518" calcext:value-type="float">
            <text:p>51437518</text:p>
          </table:table-cell>
          <table:table-cell office:value-type="float" office:value="55392587.33" calcext:value-type="float">
            <text:p>55392587.3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162845.67" calcext:value-type="float">
            <text:p>2162845.67</text:p>
          </table:table-cell>
          <table:table-cell office:value-type="float" office:value="962500" calcext:value-type="float">
            <text:p>962500</text:p>
          </table:table-cell>
          <table:table-cell office:value-type="float" office:value="50399023.33" calcext:value-type="float">
            <text:p>50399023.33</text:p>
          </table:table-cell>
          <table:table-cell office:value-type="float" office:value="61760537" calcext:value-type="float">
            <text:p>61760537</text:p>
          </table:table-cell>
          <table:table-cell office:value-type="float" office:value="52599872.67" calcext:value-type="float">
            <text:p>52599872.67</text:p>
          </table:table-cell>
          <table:table-cell office:value-type="float" office:value="56452265" calcext:value-type="float">
            <text:p>5645226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754546.67" calcext:value-type="float">
            <text:p>2754546.67</text:p>
          </table:table-cell>
          <table:table-cell office:value-type="float" office:value="1041054.33" calcext:value-type="float">
            <text:p>1041054.33</text:p>
          </table:table-cell>
          <table:table-cell office:value-type="float" office:value="51996630" calcext:value-type="float">
            <text:p>51996630</text:p>
          </table:table-cell>
          <table:table-cell office:value-type="float" office:value="60363811" calcext:value-type="float">
            <text:p>60363811</text:p>
          </table:table-cell>
          <table:table-cell office:value-type="float" office:value="51928978.67" calcext:value-type="float">
            <text:p>51928978.67</text:p>
          </table:table-cell>
          <table:table-cell office:value-type="float" office:value="56012280.67" calcext:value-type="float">
            <text:p>56012280.67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3170762" calcext:value-type="float">
            <text:p>3170762</text:p>
          </table:table-cell>
          <table:table-cell office:value-type="float" office:value="1159316.67" calcext:value-type="float">
            <text:p>1159316.67</text:p>
          </table:table-cell>
          <table:table-cell office:value-type="float" office:value="50257044.33" calcext:value-type="float">
            <text:p>50257044.33</text:p>
          </table:table-cell>
          <table:table-cell office:value-type="float" office:value="59982368" calcext:value-type="float">
            <text:p>59982368</text:p>
          </table:table-cell>
          <table:table-cell office:value-type="float" office:value="52508328" calcext:value-type="float">
            <text:p>52508328</text:p>
          </table:table-cell>
          <table:table-cell office:value-type="float" office:value="57248456.33" calcext:value-type="float">
            <text:p>57248456.33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3994828.67" calcext:value-type="float">
            <text:p>3994828.67</text:p>
          </table:table-cell>
          <table:table-cell office:value-type="float" office:value="1269486.67" calcext:value-type="float">
            <text:p>1269486.67</text:p>
          </table:table-cell>
          <table:table-cell office:value-type="float" office:value="52729927.67" calcext:value-type="float">
            <text:p>52729927.67</text:p>
          </table:table-cell>
          <table:table-cell office:value-type="float" office:value="60535123.67" calcext:value-type="float">
            <text:p>60535123.67</text:p>
          </table:table-cell>
          <table:table-cell office:value-type="float" office:value="52558946" calcext:value-type="float">
            <text:p>52558946</text:p>
          </table:table-cell>
          <table:table-cell office:value-type="float" office:value="60474696.67" calcext:value-type="float">
            <text:p>60474696.6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5317283.33" calcext:value-type="float">
            <text:p>5317283.33</text:p>
          </table:table-cell>
          <table:table-cell office:value-type="float" office:value="1426589.67" calcext:value-type="float">
            <text:p>1426589.67</text:p>
          </table:table-cell>
          <table:table-cell office:value-type="float" office:value="50568394.67" calcext:value-type="float">
            <text:p>50568394.67</text:p>
          </table:table-cell>
          <table:table-cell office:value-type="float" office:value="58548896.67" calcext:value-type="float">
            <text:p>58548896.67</text:p>
          </table:table-cell>
          <table:table-cell office:value-type="float" office:value="54058919.33" calcext:value-type="float">
            <text:p>54058919.33</text:p>
          </table:table-cell>
          <table:table-cell office:value-type="float" office:value="55371789.67" calcext:value-type="float">
            <text:p>55371789.67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7512600.33" calcext:value-type="float">
            <text:p>7512600.33</text:p>
          </table:table-cell>
          <table:table-cell office:value-type="float" office:value="1619674" calcext:value-type="float">
            <text:p>1619674</text:p>
          </table:table-cell>
          <table:table-cell office:value-type="float" office:value="56284337" calcext:value-type="float">
            <text:p>56284337</text:p>
          </table:table-cell>
          <table:table-cell office:value-type="float" office:value="60047712" calcext:value-type="float">
            <text:p>60047712</text:p>
          </table:table-cell>
          <table:table-cell office:value-type="float" office:value="55874441.67" calcext:value-type="float">
            <text:p>55874441.67</text:p>
          </table:table-cell>
          <table:table-cell office:value-type="float" office:value="56375740.67" calcext:value-type="float">
            <text:p>56375740.6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0622358" calcext:value-type="float">
            <text:p>10622358</text:p>
          </table:table-cell>
          <table:table-cell office:value-type="float" office:value="1899889.67" calcext:value-type="float">
            <text:p>1899889.67</text:p>
          </table:table-cell>
          <table:table-cell office:value-type="float" office:value="52497223" calcext:value-type="float">
            <text:p>52497223</text:p>
          </table:table-cell>
          <table:table-cell office:value-type="float" office:value="64590317.67" calcext:value-type="float">
            <text:p>64590317.67</text:p>
          </table:table-cell>
          <table:table-cell office:value-type="float" office:value="53364485.33" calcext:value-type="float">
            <text:p>53364485.33</text:p>
          </table:table-cell>
          <table:table-cell office:value-type="float" office:value="56449278" calcext:value-type="float">
            <text:p>56449278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14830202" calcext:value-type="float">
            <text:p>14830202</text:p>
          </table:table-cell>
          <table:table-cell office:value-type="float" office:value="2147787.67" calcext:value-type="float">
            <text:p>2147787.67</text:p>
          </table:table-cell>
          <table:table-cell office:value-type="float" office:value="53027834.33" calcext:value-type="float">
            <text:p>53027834.33</text:p>
          </table:table-cell>
          <table:table-cell office:value-type="float" office:value="60904902.33" calcext:value-type="float">
            <text:p>60904902.33</text:p>
          </table:table-cell>
          <table:table-cell office:value-type="float" office:value="55418240.67" calcext:value-type="float">
            <text:p>55418240.67</text:p>
          </table:table-cell>
          <table:table-cell office:value-type="float" office:value="58579497" calcext:value-type="float">
            <text:p>58579497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float" office:value="21406918" calcext:value-type="float">
            <text:p>21406918</text:p>
          </table:table-cell>
          <table:table-cell office:value-type="float" office:value="2429602.67" calcext:value-type="float">
            <text:p>2429602.67</text:p>
          </table:table-cell>
          <table:table-cell office:value-type="float" office:value="55226411" calcext:value-type="float">
            <text:p>55226411</text:p>
          </table:table-cell>
          <table:table-cell office:value-type="float" office:value="60759587" calcext:value-type="float">
            <text:p>60759587</text:p>
          </table:table-cell>
          <table:table-cell office:value-type="float" office:value="55495460.67" calcext:value-type="float">
            <text:p>55495460.67</text:p>
          </table:table-cell>
          <table:table-cell office:value-type="float" office:value="58290984.67" calcext:value-type="float">
            <text:p>58290984.67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float" office:value="32756367.33" calcext:value-type="float">
            <text:p>32756367.33</text:p>
          </table:table-cell>
          <table:table-cell office:value-type="float" office:value="2799889" calcext:value-type="float">
            <text:p>2799889</text:p>
          </table:table-cell>
          <table:table-cell office:value-type="float" office:value="54386504.33" calcext:value-type="float">
            <text:p>54386504.33</text:p>
          </table:table-cell>
          <table:table-cell office:value-type="float" office:value="62389660.67" calcext:value-type="float">
            <text:p>62389660.67</text:p>
          </table:table-cell>
          <table:table-cell office:value-type="float" office:value="56407582.67" calcext:value-type="float">
            <text:p>56407582.67</text:p>
          </table:table-cell>
          <table:table-cell office:value-type="float" office:value="58845660.67" calcext:value-type="float">
            <text:p>58845660.67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61366404.33" calcext:value-type="float">
            <text:p>61366404.33</text:p>
          </table:table-cell>
          <table:table-cell office:value-type="float" office:value="3161397" calcext:value-type="float">
            <text:p>3161397</text:p>
          </table:table-cell>
          <table:table-cell office:value-type="float" office:value="53953040.67" calcext:value-type="float">
            <text:p>53953040.67</text:p>
          </table:table-cell>
          <table:table-cell office:value-type="float" office:value="65064455" calcext:value-type="float">
            <text:p>65064455</text:p>
          </table:table-cell>
          <table:table-cell office:value-type="float" office:value="61887456.67" calcext:value-type="float">
            <text:p>61887456.67</text:p>
          </table:table-cell>
          <table:table-cell office:value-type="float" office:value="59531117.67" calcext:value-type="float">
            <text:p>59531117.67</text:p>
          </table:table-cell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float" office:value="63452431.33" calcext:value-type="float">
            <text:p>63452431.33</text:p>
          </table:table-cell>
          <table:table-cell office:value-type="float" office:value="3639231.33" calcext:value-type="float">
            <text:p>3639231.33</text:p>
          </table:table-cell>
          <table:table-cell office:value-type="float" office:value="59632670.67" calcext:value-type="float">
            <text:p>59632670.67</text:p>
          </table:table-cell>
          <table:table-cell office:value-type="float" office:value="63653237.33" calcext:value-type="float">
            <text:p>63653237.33</text:p>
          </table:table-cell>
          <table:table-cell office:value-type="float" office:value="56231774.67" calcext:value-type="float">
            <text:p>56231774.67</text:p>
          </table:table-cell>
          <table:table-cell office:value-type="float" office:value="65958713.67" calcext:value-type="float">
            <text:p>65958713.67</text:p>
          </table:table-cell>
        </table:table-row>
        <table:table-row table:style-name="ro1">
          <table:table-cell office:value-type="float" office:value="12936" calcext:value-type="float">
            <text:p>12936</text:p>
          </table:table-cell>
          <table:table-cell office:value-type="float" office:value="63630776.67" calcext:value-type="float">
            <text:p>63630776.67</text:p>
          </table:table-cell>
          <table:table-cell office:value-type="float" office:value="4125844" calcext:value-type="float">
            <text:p>4125844</text:p>
          </table:table-cell>
          <table:table-cell office:value-type="float" office:value="55951970.33" calcext:value-type="float">
            <text:p>55951970.33</text:p>
          </table:table-cell>
          <table:table-cell office:value-type="float" office:value="65554264.67" calcext:value-type="float">
            <text:p>65554264.67</text:p>
          </table:table-cell>
          <table:table-cell office:value-type="float" office:value="56088967.67" calcext:value-type="float">
            <text:p>56088967.67</text:p>
          </table:table-cell>
          <table:table-cell office:value-type="float" office:value="62068844.33" calcext:value-type="float">
            <text:p>62068844.33</text:p>
          </table:table-cell>
        </table:table-row>
        <table:table-row table:style-name="ro1">
          <table:table-cell office:value-type="float" office:value="16171" calcext:value-type="float">
            <text:p>16171</text:p>
          </table:table-cell>
          <table:table-cell office:value-type="float" office:value="66754666" calcext:value-type="float">
            <text:p>66754666</text:p>
          </table:table-cell>
          <table:table-cell office:value-type="float" office:value="4699321.33" calcext:value-type="float">
            <text:p>4699321.33</text:p>
          </table:table-cell>
          <table:table-cell office:value-type="float" office:value="57230201" calcext:value-type="float">
            <text:p>57230201</text:p>
          </table:table-cell>
          <table:table-cell office:value-type="float" office:value="64441246.33" calcext:value-type="float">
            <text:p>64441246.33</text:p>
          </table:table-cell>
          <table:table-cell office:value-type="float" office:value="58889936" calcext:value-type="float">
            <text:p>58889936</text:p>
          </table:table-cell>
          <table:table-cell office:value-type="float" office:value="62128137.67" calcext:value-type="float">
            <text:p>62128137.67</text:p>
          </table:table-cell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63928830.33" calcext:value-type="float">
            <text:p>63928830.33</text:p>
          </table:table-cell>
          <table:table-cell office:value-type="float" office:value="5429080" calcext:value-type="float">
            <text:p>5429080</text:p>
          </table:table-cell>
          <table:table-cell office:value-type="float" office:value="61420336.67" calcext:value-type="float">
            <text:p>61420336.67</text:p>
          </table:table-cell>
          <table:table-cell office:value-type="float" office:value="69742205.67" calcext:value-type="float">
            <text:p>69742205.67</text:p>
          </table:table-cell>
          <table:table-cell office:value-type="float" office:value="61714035.33" calcext:value-type="float">
            <text:p>61714035.33</text:p>
          </table:table-cell>
          <table:table-cell office:value-type="float" office:value="63847099" calcext:value-type="float">
            <text:p>63847099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float" office:value="65674794" calcext:value-type="float">
            <text:p>65674794</text:p>
          </table:table-cell>
          <table:table-cell office:value-type="float" office:value="5989171.67" calcext:value-type="float">
            <text:p>5989171.67</text:p>
          </table:table-cell>
          <table:table-cell office:value-type="float" office:value="62972488" calcext:value-type="float">
            <text:p>62972488</text:p>
          </table:table-cell>
          <table:table-cell office:value-type="float" office:value="66086805" calcext:value-type="float">
            <text:p>66086805</text:p>
          </table:table-cell>
          <table:table-cell office:value-type="float" office:value="60526046.67" calcext:value-type="float">
            <text:p>60526046.67</text:p>
          </table:table-cell>
          <table:table-cell office:value-type="float" office:value="70778198.67" calcext:value-type="float">
            <text:p>70778198.67</text:p>
          </table:table-cell>
        </table:table-row>
        <table:table-row table:style-name="ro1">
          <table:table-cell office:value-type="float" office:value="31586" calcext:value-type="float">
            <text:p>31586</text:p>
          </table:table-cell>
          <table:table-cell office:value-type="float" office:value="66488262.67" calcext:value-type="float">
            <text:p>66488262.67</text:p>
          </table:table-cell>
          <table:table-cell office:value-type="float" office:value="7108686.33" calcext:value-type="float">
            <text:p>7108686.33</text:p>
          </table:table-cell>
          <table:table-cell office:value-type="float" office:value="61186347.67" calcext:value-type="float">
            <text:p>61186347.67</text:p>
          </table:table-cell>
          <table:table-cell office:value-type="float" office:value="68018259.67" calcext:value-type="float">
            <text:p>68018259.67</text:p>
          </table:table-cell>
          <table:table-cell office:value-type="float" office:value="63809005.33" calcext:value-type="float">
            <text:p>63809005.33</text:p>
          </table:table-cell>
          <table:table-cell office:value-type="float" office:value="69316417.33" calcext:value-type="float">
            <text:p>69316417.33</text:p>
          </table:table-cell>
        </table:table-row>
        <table:table-row table:style-name="ro1">
          <table:table-cell office:value-type="float" office:value="39483" calcext:value-type="float">
            <text:p>39483</text:p>
          </table:table-cell>
          <table:table-cell office:value-type="float" office:value="68896292.67" calcext:value-type="float">
            <text:p>68896292.67</text:p>
          </table:table-cell>
          <table:table-cell office:value-type="float" office:value="8217923.67" calcext:value-type="float">
            <text:p>8217923.67</text:p>
          </table:table-cell>
          <table:table-cell office:value-type="float" office:value="62070866" calcext:value-type="float">
            <text:p>62070866</text:p>
          </table:table-cell>
          <table:table-cell office:value-type="float" office:value="70317655.33" calcext:value-type="float">
            <text:p>70317655.33</text:p>
          </table:table-cell>
          <table:table-cell office:value-type="float" office:value="61500851.33" calcext:value-type="float">
            <text:p>61500851.33</text:p>
          </table:table-cell>
          <table:table-cell office:value-type="float" office:value="68096770" calcext:value-type="float">
            <text:p>68096770</text:p>
          </table:table-cell>
        </table:table-row>
        <table:table-row table:style-name="ro1">
          <table:table-cell office:value-type="float" office:value="49354" calcext:value-type="float">
            <text:p>49354</text:p>
          </table:table-cell>
          <table:table-cell office:value-type="float" office:value="69808498" calcext:value-type="float">
            <text:p>69808498</text:p>
          </table:table-cell>
          <table:table-cell office:value-type="float" office:value="10004107" calcext:value-type="float">
            <text:p>10004107</text:p>
          </table:table-cell>
          <table:table-cell office:value-type="float" office:value="65421894.33" calcext:value-type="float">
            <text:p>65421894.33</text:p>
          </table:table-cell>
          <table:table-cell office:value-type="float" office:value="69600898.67" calcext:value-type="float">
            <text:p>69600898.67</text:p>
          </table:table-cell>
          <table:table-cell office:value-type="float" office:value="62911098.33" calcext:value-type="float">
            <text:p>62911098.33</text:p>
          </table:table-cell>
          <table:table-cell office:value-type="float" office:value="74594755.33" calcext:value-type="float">
            <text:p>74594755.33</text:p>
          </table:table-cell>
        </table:table-row>
        <table:table-row table:style-name="ro1">
          <table:table-cell office:value-type="float" office:value="61693" calcext:value-type="float">
            <text:p>61693</text:p>
          </table:table-cell>
          <table:table-cell office:value-type="float" office:value="71914056" calcext:value-type="float">
            <text:p>71914056</text:p>
          </table:table-cell>
          <table:table-cell office:value-type="float" office:value="12725409.33" calcext:value-type="float">
            <text:p>12725409.33</text:p>
          </table:table-cell>
          <table:table-cell office:value-type="float" office:value="67131715.33" calcext:value-type="float">
            <text:p>67131715.33</text:p>
          </table:table-cell>
          <table:table-cell office:value-type="float" office:value="73361849.33" calcext:value-type="float">
            <text:p>73361849.33</text:p>
          </table:table-cell>
          <table:table-cell office:value-type="float" office:value="69133363" calcext:value-type="float">
            <text:p>69133363</text:p>
          </table:table-cell>
          <table:table-cell office:value-type="float" office:value="71974460.33" calcext:value-type="float">
            <text:p>71974460.33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  <table:table-cell office:value-type="float" office:value="73004496.67" calcext:value-type="float">
            <text:p>73004496.67</text:p>
          </table:table-cell>
          <table:table-cell office:value-type="float" office:value="14633725.67" calcext:value-type="float">
            <text:p>14633725.67</text:p>
          </table:table-cell>
          <table:table-cell office:value-type="float" office:value="70648996" calcext:value-type="float">
            <text:p>70648996</text:p>
          </table:table-cell>
          <table:table-cell office:value-type="float" office:value="73803020" calcext:value-type="float">
            <text:p>73803020</text:p>
          </table:table-cell>
          <table:table-cell office:value-type="float" office:value="69926134.67" calcext:value-type="float">
            <text:p>69926134.67</text:p>
          </table:table-cell>
          <table:table-cell office:value-type="float" office:value="75871537.33" calcext:value-type="float">
            <text:p>75871537.33</text:p>
          </table:table-cell>
        </table:table-row>
        <table:table-row table:style-name="ro1">
          <table:table-cell office:value-type="float" office:value="96397" calcext:value-type="float">
            <text:p>96397</text:p>
          </table:table-cell>
          <table:table-cell office:value-type="float" office:value="78064168" calcext:value-type="float">
            <text:p>78064168</text:p>
          </table:table-cell>
          <table:table-cell office:value-type="float" office:value="18029948" calcext:value-type="float">
            <text:p>18029948</text:p>
          </table:table-cell>
          <table:table-cell office:value-type="float" office:value="69060314.67" calcext:value-type="float">
            <text:p>69060314.67</text:p>
          </table:table-cell>
          <table:table-cell office:value-type="float" office:value="75314029.67" calcext:value-type="float">
            <text:p>75314029.67</text:p>
          </table:table-cell>
          <table:table-cell office:value-type="float" office:value="71468617.33" calcext:value-type="float">
            <text:p>71468617.33</text:p>
          </table:table-cell>
          <table:table-cell office:value-type="float" office:value="80529595.67" calcext:value-type="float">
            <text:p>80529595.67</text:p>
          </table:table-cell>
        </table:table-row>
        <table:table-row table:style-name="ro1">
          <table:table-cell office:value-type="float" office:value="120497" calcext:value-type="float">
            <text:p>120497</text:p>
          </table:table-cell>
          <table:table-cell office:value-type="float" office:value="79118531.67" calcext:value-type="float">
            <text:p>79118531.67</text:p>
          </table:table-cell>
          <table:table-cell office:value-type="float" office:value="25020194.67" calcext:value-type="float">
            <text:p>25020194.67</text:p>
          </table:table-cell>
          <table:table-cell office:value-type="float" office:value="75354877.33" calcext:value-type="float">
            <text:p>75354877.33</text:p>
          </table:table-cell>
          <table:table-cell office:value-type="float" office:value="82695924.33" calcext:value-type="float">
            <text:p>82695924.33</text:p>
          </table:table-cell>
          <table:table-cell office:value-type="float" office:value="73492829.67" calcext:value-type="float">
            <text:p>73492829.67</text:p>
          </table:table-cell>
          <table:table-cell office:value-type="float" office:value="84285637.33" calcext:value-type="float">
            <text:p>84285637.33</text:p>
          </table:table-cell>
        </table:table-row>
        <table:table-row table:style-name="ro1">
          <table:table-cell office:value-type="float" office:value="150622" calcext:value-type="float">
            <text:p>150622</text:p>
          </table:table-cell>
          <table:table-cell office:value-type="float" office:value="84050023.33" calcext:value-type="float">
            <text:p>84050023.33</text:p>
          </table:table-cell>
          <table:table-cell office:value-type="float" office:value="26715265" calcext:value-type="float">
            <text:p>26715265</text:p>
          </table:table-cell>
          <table:table-cell office:value-type="float" office:value="77626119.67" calcext:value-type="float">
            <text:p>77626119.67</text:p>
          </table:table-cell>
          <table:table-cell office:value-type="float" office:value="82444687.33" calcext:value-type="float">
            <text:p>82444687.33</text:p>
          </table:table-cell>
          <table:table-cell office:value-type="float" office:value="77133379.33" calcext:value-type="float">
            <text:p>77133379.33</text:p>
          </table:table-cell>
          <table:table-cell office:value-type="float" office:value="92659920.67" calcext:value-type="float">
            <text:p>92659920.67</text:p>
          </table:table-cell>
        </table:table-row>
        <table:table-row table:style-name="ro1">
          <table:table-cell office:value-type="float" office:value="188278" calcext:value-type="float">
            <text:p>188278</text:p>
          </table:table-cell>
          <table:table-cell office:value-type="float" office:value="85754558.67" calcext:value-type="float">
            <text:p>85754558.67</text:p>
          </table:table-cell>
          <table:table-cell office:value-type="float" office:value="40872933.33" calcext:value-type="float">
            <text:p>40872933.33</text:p>
          </table:table-cell>
          <table:table-cell office:value-type="float" office:value="85008684.67" calcext:value-type="float">
            <text:p>85008684.67</text:p>
          </table:table-cell>
          <table:table-cell office:value-type="float" office:value="88244863.67" calcext:value-type="float">
            <text:p>88244863.67</text:p>
          </table:table-cell>
          <table:table-cell office:value-type="float" office:value="81633600" calcext:value-type="float">
            <text:p>81633600</text:p>
          </table:table-cell>
          <table:table-cell office:value-type="float" office:value="93098776.67" calcext:value-type="float">
            <text:p>93098776.67</text:p>
          </table:table-cell>
        </table:table-row>
        <table:table-row table:style-name="ro1">
          <table:table-cell office:value-type="float" office:value="235348" calcext:value-type="float">
            <text:p>235348</text:p>
          </table:table-cell>
          <table:table-cell office:value-type="string" calcext:value-type="string">
            <text:p>NaN</text:p>
          </table:table-cell>
          <table:table-cell office:value-type="float" office:value="40271617" calcext:value-type="float">
            <text:p>40271617</text:p>
          </table:table-cell>
          <table:table-cell office:value-type="float" office:value="88891171.33" calcext:value-type="float">
            <text:p>88891171.33</text:p>
          </table:table-cell>
          <table:table-cell office:value-type="float" office:value="90957754.67" calcext:value-type="float">
            <text:p>90957754.67</text:p>
          </table:table-cell>
          <table:table-cell office:value-type="float" office:value="88861491.33" calcext:value-type="float">
            <text:p>88861491.33</text:p>
          </table:table-cell>
          <table:table-cell office:value-type="float" office:value="104534951.33" calcext:value-type="float">
            <text:p>104534951.33</text:p>
          </table:table-cell>
        </table:table-row>
        <table:table-row table:style-name="ro1">
          <table:table-cell office:value-type="float" office:value="294186" calcext:value-type="float">
            <text:p>294186</text:p>
          </table:table-cell>
          <table:table-cell office:value-type="string" calcext:value-type="string">
            <text:p>NaN</text:p>
          </table:table-cell>
          <table:table-cell office:value-type="float" office:value="54068800" calcext:value-type="float">
            <text:p>54068800</text:p>
          </table:table-cell>
          <table:table-cell office:value-type="float" office:value="92963247" calcext:value-type="float">
            <text:p>92963247</text:p>
          </table:table-cell>
          <table:table-cell office:value-type="float" office:value="99648993.67" calcext:value-type="float">
            <text:p>99648993.67</text:p>
          </table:table-cell>
          <table:table-cell office:value-type="float" office:value="95689022.67" calcext:value-type="float">
            <text:p>95689022.67</text:p>
          </table:table-cell>
          <table:table-cell office:value-type="float" office:value="103871072" calcext:value-type="float">
            <text:p>103871072</text:p>
          </table:table-cell>
        </table:table-row>
        <table:table-row table:style-name="ro1">
          <table:table-cell office:value-type="float" office:value="367733" calcext:value-type="float">
            <text:p>367733</text:p>
          </table:table-cell>
          <table:table-cell office:value-type="string" calcext:value-type="string">
            <text:p>NaN</text:p>
          </table:table-cell>
          <table:table-cell office:value-type="float" office:value="65376602.33" calcext:value-type="float">
            <text:p>65376602.33</text:p>
          </table:table-cell>
          <table:table-cell office:value-type="float" office:value="99387884" calcext:value-type="float">
            <text:p>99387884</text:p>
          </table:table-cell>
          <table:table-cell office:value-type="float" office:value="102472934" calcext:value-type="float">
            <text:p>102472934</text:p>
          </table:table-cell>
          <table:table-cell office:value-type="float" office:value="100428114.67" calcext:value-type="float">
            <text:p>100428114.67</text:p>
          </table:table-cell>
          <table:table-cell office:value-type="float" office:value="113478642.67" calcext:value-type="float">
            <text:p>113478642.67</text:p>
          </table:table-cell>
        </table:table-row>
        <table:table-row table:style-name="ro1">
          <table:table-cell office:value-type="float" office:value="459667" calcext:value-type="float">
            <text:p>459667</text:p>
          </table:table-cell>
          <table:table-cell office:value-type="string" calcext:value-type="string">
            <text:p>NaN</text:p>
          </table:table-cell>
          <table:table-cell office:value-type="float" office:value="79683168.33" calcext:value-type="float">
            <text:p>79683168.33</text:p>
          </table:table-cell>
          <table:table-cell office:value-type="float" office:value="103463545.67" calcext:value-type="float">
            <text:p>103463545.67</text:p>
          </table:table-cell>
          <table:table-cell office:value-type="float" office:value="110774092" calcext:value-type="float">
            <text:p>110774092</text:p>
          </table:table-cell>
          <table:table-cell office:value-type="float" office:value="107192386" calcext:value-type="float">
            <text:p>107192386</text:p>
          </table:table-cell>
          <table:table-cell office:value-type="float" office:value="113651061.67" calcext:value-type="float">
            <text:p>113651061.67</text:p>
          </table:table-cell>
        </table:table-row>
        <table:table-row table:style-name="ro1">
          <table:table-cell office:value-type="float" office:value="574584" calcext:value-type="float">
            <text:p>574584</text:p>
          </table:table-cell>
          <table:table-cell office:value-type="string" calcext:value-type="string">
            <text:p>NaN</text:p>
          </table:table-cell>
          <table:table-cell office:value-type="float" office:value="103108918.67" calcext:value-type="float">
            <text:p>103108918.67</text:p>
          </table:table-cell>
          <table:table-cell office:value-type="float" office:value="108048379.67" calcext:value-type="float">
            <text:p>108048379.67</text:p>
          </table:table-cell>
          <table:table-cell office:value-type="float" office:value="108534691.33" calcext:value-type="float">
            <text:p>108534691.33</text:p>
          </table:table-cell>
          <table:table-cell office:value-type="float" office:value="121101816.33" calcext:value-type="float">
            <text:p>121101816.33</text:p>
          </table:table-cell>
          <table:table-cell office:value-type="float" office:value="128296443.33" calcext:value-type="float">
            <text:p>128296443.33</text:p>
          </table:table-cell>
        </table:table-row>
        <table:table-row table:style-name="ro1">
          <table:table-cell office:value-type="float" office:value="718231" calcext:value-type="float">
            <text:p>718231</text:p>
          </table:table-cell>
          <table:table-cell office:value-type="string" calcext:value-type="string">
            <text:p>NaN</text:p>
          </table:table-cell>
          <table:table-cell office:value-type="float" office:value="114377685.67" calcext:value-type="float">
            <text:p>114377685.67</text:p>
          </table:table-cell>
          <table:table-cell office:value-type="float" office:value="111484986.67" calcext:value-type="float">
            <text:p>111484986.67</text:p>
          </table:table-cell>
          <table:table-cell office:value-type="float" office:value="112029086.33" calcext:value-type="float">
            <text:p>112029086.33</text:p>
          </table:table-cell>
          <table:table-cell office:value-type="float" office:value="116013887.33" calcext:value-type="float">
            <text:p>116013887.33</text:p>
          </table:table-cell>
          <table:table-cell office:value-type="float" office:value="124072344.33" calcext:value-type="float">
            <text:p>124072344.33</text:p>
          </table:table-cell>
        </table:table-row>
        <table:table-row table:style-name="ro1">
          <table:table-cell office:value-type="float" office:value="897789" calcext:value-type="float">
            <text:p>897789</text:p>
          </table:table-cell>
          <table:table-cell office:value-type="string" calcext:value-type="string">
            <text:p>NaN</text:p>
          </table:table-cell>
          <table:table-cell office:value-type="float" office:value="118674447.33" calcext:value-type="float">
            <text:p>118674447.33</text:p>
          </table:table-cell>
          <table:table-cell office:value-type="float" office:value="116686378" calcext:value-type="float">
            <text:p>116686378</text:p>
          </table:table-cell>
          <table:table-cell office:value-type="float" office:value="116768633.67" calcext:value-type="float">
            <text:p>116768633.67</text:p>
          </table:table-cell>
          <table:table-cell office:value-type="float" office:value="121014217" calcext:value-type="float">
            <text:p>121014217</text:p>
          </table:table-cell>
          <table:table-cell office:value-type="float" office:value="133775963.33" calcext:value-type="float">
            <text:p>133775963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15:10:24.117511393</dc:date>
    <meta:editing-duration>PT2M47S</meta:editing-duration>
    <meta:editing-cycles>3</meta:editing-cycles>
    <meta:generator>LibreOffice/7.3.0.3$Linux_X86_64 LibreOffice_project/30$Build-3</meta:generator>
    <meta:document-statistic meta:table-count="1" meta:cell-count="4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931cm" svg:height="14.79cm" xlink:href=".." xlink:type="simple" chart:class="chart:scatter" chart:style-name="ch1">
        <chart:title svg:x="11.606cm" svg:y="0.43cm" chart:style-name="ch2">
          <text:p>Sorting latencies of a slice of size 1048576</text:p>
        </chart:title>
        <chart:legend chart:legend-position="end" svg:x="26.156cm" svg:y="5.77cm" style:legend-expansion="high" chart:style-name="ch3"/>
        <chart:plot-area chart:style-name="ch4" table:cell-range-address="'2'.A1:'2'.G58" chart:data-source-has-labels="row" svg:x="1.618cm" svg:y="1.482cm" svg:width="23.9cm" svg:height="12.063cm">
          <chart:coordinate-region svg:x="3.449cm" svg:y="1.696cm" svg:width="20.98cm" svg:height="11.175cm"/>
          <chart:axis chart:dimension="x" chart:name="primary-x" chart:style-name="ch5">
            <chart:title svg:x="11.86cm" svg:y="13.841cm" chart:style-name="ch6">
              <text:p>unsorted input tail length</text:p>
            </chart:title>
          </chart:axis>
          <chart:axis chart:dimension="y" chart:name="primary-y" chart:style-name="ch7">
            <chart:title svg:x="0.451cm" svg:y="8.318cm" chart:style-name="ch8">
              <text:p>latency, ns</text:p>
            </chart:title>
            <chart:grid chart:style-name="ch9" chart:class="major"/>
          </chart:axis>
          <chart:series chart:style-name="ch10" chart:values-cell-range-address="'2'.B2:'2'.B58" chart:label-cell-address="'2'.B1:'2'.B1" chart:class="chart:scatter">
            <chart:domain table:cell-range-address="'2'.A2:'2'.A58"/>
            <chart:data-point chart:repeated="57"/>
          </chart:series>
          <chart:series chart:style-name="ch11" chart:values-cell-range-address="'2'.C2:'2'.C58" chart:label-cell-address="'2'.C1:'2'.C1" chart:class="chart:scatter">
            <chart:data-point chart:repeated="57"/>
          </chart:series>
          <chart:series chart:style-name="ch12" chart:values-cell-range-address="'2'.D2:'2'.D58" chart:label-cell-address="'2'.D1:'2'.D1" chart:class="chart:scatter">
            <chart:data-point chart:repeated="57"/>
          </chart:series>
          <chart:series chart:style-name="ch13" chart:values-cell-range-address="'2'.E2:'2'.E58" chart:label-cell-address="'2'.E1:'2'.E1" chart:class="chart:scatter">
            <chart:data-point chart:repeated="57"/>
          </chart:series>
          <chart:series chart:style-name="ch14" chart:values-cell-range-address="'2'.F2:'2'.F58" chart:label-cell-address="'2'.F1:'2'.F1" chart:class="chart:scatter">
            <chart:data-point chart:repeated="57"/>
          </chart:series>
          <chart:series chart:style-name="ch15" chart:values-cell-range-address="'2'.G2:'2'.G58" chart:label-cell-address="'2'.G1:'2'.G1" chart:class="chart:scatter">
            <chart:data-point chart:repeated="5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ppended-1048576</text:p>
                <draw:g>
                  <svg:desc>'2'.B1:'2'.B1</svg:desc>
                </draw:g>
              </table:table-cell>
              <table:table-cell office:value-type="string">
                <text:p>AppendedWithBuf-1048576</text:p>
                <draw:g>
                  <svg:desc>'2'.C1:'2'.C1</svg:desc>
                </draw:g>
              </table:table-cell>
              <table:table-cell office:value-type="string">
                <text:p>Slice-1048576</text:p>
                <draw:g>
                  <svg:desc>'2'.D1:'2'.D1</svg:desc>
                </draw:g>
              </table:table-cell>
              <table:table-cell office:value-type="string">
                <text:p>Sort-1048576</text:p>
                <draw:g>
                  <svg:desc>'2'.E1:'2'.E1</svg:desc>
                </draw:g>
              </table:table-cell>
              <table:table-cell office:value-type="string">
                <text:p>sort.Slice-1048576</text:p>
                <draw:g>
                  <svg:desc>'2'.F1:'2'.F1</svg:desc>
                </draw:g>
              </table:table-cell>
              <table:table-cell office:value-type="string">
                <text:p>sort.Sort-1048576</text:p>
                <draw:g>
                  <svg:desc>'2'.G1:'2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'.A2:'2'.A58</svg:desc>
                </draw:g>
              </table:table-cell>
              <table:table-cell office:value-type="float" office:value="579221.33">
                <text:p>579221.33</text:p>
                <draw:g>
                  <svg:desc>'2'.B2:'2'.B58</svg:desc>
                </draw:g>
              </table:table-cell>
              <table:table-cell office:value-type="float" office:value="486956">
                <text:p>486956</text:p>
                <draw:g>
                  <svg:desc>'2'.C2:'2'.C58</svg:desc>
                </draw:g>
              </table:table-cell>
              <table:table-cell office:value-type="float" office:value="43617696.33">
                <text:p>43617696.33</text:p>
                <draw:g>
                  <svg:desc>'2'.D2:'2'.D58</svg:desc>
                </draw:g>
              </table:table-cell>
              <table:table-cell office:value-type="float" office:value="53544060.67">
                <text:p>53544060.67</text:p>
                <draw:g>
                  <svg:desc>'2'.E2:'2'.E58</svg:desc>
                </draw:g>
              </table:table-cell>
              <table:table-cell office:value-type="float" office:value="43437838.67">
                <text:p>43437838.67</text:p>
                <draw:g>
                  <svg:desc>'2'.F2:'2'.F58</svg:desc>
                </draw:g>
              </table:table-cell>
              <table:table-cell office:value-type="float" office:value="45750638">
                <text:p>45750638</text:p>
                <draw:g>
                  <svg:desc>'2'.G2:'2'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39793.33">
                <text:p>739793.33</text:p>
              </table:table-cell>
              <table:table-cell office:value-type="float" office:value="628333">
                <text:p>628333</text:p>
              </table:table-cell>
              <table:table-cell office:value-type="float" office:value="44712803.67">
                <text:p>44712803.67</text:p>
              </table:table-cell>
              <table:table-cell office:value-type="float" office:value="59322509.67">
                <text:p>59322509.67</text:p>
              </table:table-cell>
              <table:table-cell office:value-type="float" office:value="46460575.67">
                <text:p>46460575.67</text:p>
              </table:table-cell>
              <table:table-cell office:value-type="float" office:value="48715486.33">
                <text:p>48715486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78881.33">
                <text:p>878881.33</text:p>
              </table:table-cell>
              <table:table-cell office:value-type="float" office:value="762368">
                <text:p>762368</text:p>
              </table:table-cell>
              <table:table-cell office:value-type="float" office:value="46671902.67">
                <text:p>46671902.67</text:p>
              </table:table-cell>
              <table:table-cell office:value-type="float" office:value="53572647.67">
                <text:p>53572647.67</text:p>
              </table:table-cell>
              <table:table-cell office:value-type="float" office:value="43323727">
                <text:p>43323727</text:p>
              </table:table-cell>
              <table:table-cell office:value-type="float" office:value="50425512">
                <text:p>50425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93623.33">
                <text:p>793623.33</text:p>
              </table:table-cell>
              <table:table-cell office:value-type="float" office:value="698591.33">
                <text:p>698591.33</text:p>
              </table:table-cell>
              <table:table-cell office:value-type="float" office:value="45257734.33">
                <text:p>45257734.33</text:p>
              </table:table-cell>
              <table:table-cell office:value-type="float" office:value="61347054">
                <text:p>61347054</text:p>
              </table:table-cell>
              <table:table-cell office:value-type="float" office:value="43497028">
                <text:p>43497028</text:p>
              </table:table-cell>
              <table:table-cell office:value-type="float" office:value="47153007.33">
                <text:p>47153007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73693.67">
                <text:p>873693.67</text:p>
              </table:table-cell>
              <table:table-cell office:value-type="float" office:value="751255.33">
                <text:p>751255.33</text:p>
              </table:table-cell>
              <table:table-cell office:value-type="float" office:value="44590492">
                <text:p>44590492</text:p>
              </table:table-cell>
              <table:table-cell office:value-type="float" office:value="55494565.67">
                <text:p>55494565.67</text:p>
              </table:table-cell>
              <table:table-cell office:value-type="float" office:value="44704257">
                <text:p>44704257</text:p>
              </table:table-cell>
              <table:table-cell office:value-type="float" office:value="50493629.67">
                <text:p>50493629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28300.33">
                <text:p>1028300.33</text:p>
              </table:table-cell>
              <table:table-cell office:value-type="float" office:value="727837.33">
                <text:p>727837.33</text:p>
              </table:table-cell>
              <table:table-cell office:value-type="float" office:value="45649231.67">
                <text:p>45649231.67</text:p>
              </table:table-cell>
              <table:table-cell office:value-type="float" office:value="62136997.67">
                <text:p>62136997.67</text:p>
              </table:table-cell>
              <table:table-cell office:value-type="float" office:value="45664752.67">
                <text:p>45664752.67</text:p>
              </table:table-cell>
              <table:table-cell office:value-type="float" office:value="49833248.33">
                <text:p>49833248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33466">
                <text:p>933466</text:p>
              </table:table-cell>
              <table:table-cell office:value-type="float" office:value="722580">
                <text:p>722580</text:p>
              </table:table-cell>
              <table:table-cell office:value-type="float" office:value="54379190">
                <text:p>54379190</text:p>
              </table:table-cell>
              <table:table-cell office:value-type="float" office:value="57255229.67">
                <text:p>57255229.67</text:p>
              </table:table-cell>
              <table:table-cell office:value-type="float" office:value="48987073.67">
                <text:p>48987073.67</text:p>
              </table:table-cell>
              <table:table-cell office:value-type="float" office:value="58389074.67">
                <text:p>58389074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929862.67">
                <text:p>929862.67</text:p>
              </table:table-cell>
              <table:table-cell office:value-type="float" office:value="709860">
                <text:p>709860</text:p>
              </table:table-cell>
              <table:table-cell office:value-type="float" office:value="56284520.33">
                <text:p>56284520.33</text:p>
              </table:table-cell>
              <table:table-cell office:value-type="float" office:value="57537691.33">
                <text:p>57537691.33</text:p>
              </table:table-cell>
              <table:table-cell office:value-type="float" office:value="53380515.67">
                <text:p>53380515.67</text:p>
              </table:table-cell>
              <table:table-cell office:value-type="float" office:value="54127373.33">
                <text:p>54127373.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16344.33">
                <text:p>1016344.33</text:p>
              </table:table-cell>
              <table:table-cell office:value-type="float" office:value="664672.67">
                <text:p>664672.67</text:p>
              </table:table-cell>
              <table:table-cell office:value-type="float" office:value="51721766.67">
                <text:p>51721766.67</text:p>
              </table:table-cell>
              <table:table-cell office:value-type="float" office:value="60149024.67">
                <text:p>60149024.67</text:p>
              </table:table-cell>
              <table:table-cell office:value-type="float" office:value="50310019.67">
                <text:p>50310019.67</text:p>
              </table:table-cell>
              <table:table-cell office:value-type="float" office:value="58608960.33">
                <text:p>58608960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155471.33">
                <text:p>1155471.33</text:p>
              </table:table-cell>
              <table:table-cell office:value-type="float" office:value="788366.67">
                <text:p>788366.67</text:p>
              </table:table-cell>
              <table:table-cell office:value-type="float" office:value="52326553.33">
                <text:p>52326553.33</text:p>
              </table:table-cell>
              <table:table-cell office:value-type="float" office:value="60245113">
                <text:p>60245113</text:p>
              </table:table-cell>
              <table:table-cell office:value-type="float" office:value="55935983.33">
                <text:p>55935983.33</text:p>
              </table:table-cell>
              <table:table-cell office:value-type="float" office:value="58029265.67">
                <text:p>58029265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1166911.33">
                <text:p>1166911.33</text:p>
              </table:table-cell>
              <table:table-cell office:value-type="float" office:value="768163.33">
                <text:p>768163.33</text:p>
              </table:table-cell>
              <table:table-cell office:value-type="float" office:value="52074801">
                <text:p>52074801</text:p>
              </table:table-cell>
              <table:table-cell office:value-type="float" office:value="60992867">
                <text:p>60992867</text:p>
              </table:table-cell>
              <table:table-cell office:value-type="float" office:value="52298487.67">
                <text:p>52298487.67</text:p>
              </table:table-cell>
              <table:table-cell office:value-type="float" office:value="61505002.33">
                <text:p>61505002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962449.33">
                <text:p>962449.33</text:p>
              </table:table-cell>
              <table:table-cell office:value-type="float" office:value="558038.33">
                <text:p>558038.33</text:p>
              </table:table-cell>
              <table:table-cell office:value-type="float" office:value="52826428">
                <text:p>52826428</text:p>
              </table:table-cell>
              <table:table-cell office:value-type="float" office:value="60190917.33">
                <text:p>60190917.33</text:p>
              </table:table-cell>
              <table:table-cell office:value-type="float" office:value="56804222.67">
                <text:p>56804222.67</text:p>
              </table:table-cell>
              <table:table-cell office:value-type="float" office:value="56016970.33">
                <text:p>56016970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">
                <text:p>47</text:p>
              </table:table-cell>
              <table:table-cell office:value-type="float" office:value="1035909">
                <text:p>1035909</text:p>
              </table:table-cell>
              <table:table-cell office:value-type="float" office:value="561928.33">
                <text:p>561928.33</text:p>
              </table:table-cell>
              <table:table-cell office:value-type="float" office:value="53490911.67">
                <text:p>53490911.67</text:p>
              </table:table-cell>
              <table:table-cell office:value-type="float" office:value="61730902">
                <text:p>61730902</text:p>
              </table:table-cell>
              <table:table-cell office:value-type="float" office:value="57161679.33">
                <text:p>57161679.33</text:p>
              </table:table-cell>
              <table:table-cell office:value-type="float" office:value="55797327.67">
                <text:p>55797327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984859.33">
                <text:p>984859.33</text:p>
              </table:table-cell>
              <table:table-cell office:value-type="float" office:value="567992">
                <text:p>567992</text:p>
              </table:table-cell>
              <table:table-cell office:value-type="float" office:value="51206070">
                <text:p>51206070</text:p>
              </table:table-cell>
              <table:table-cell office:value-type="float" office:value="61295005.33">
                <text:p>61295005.33</text:p>
              </table:table-cell>
              <table:table-cell office:value-type="float" office:value="53317872.33">
                <text:p>53317872.33</text:p>
              </table:table-cell>
              <table:table-cell office:value-type="float" office:value="60087259">
                <text:p>600872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">
                <text:p>74</text:p>
              </table:table-cell>
              <table:table-cell office:value-type="float" office:value="1025351.33">
                <text:p>1025351.33</text:p>
              </table:table-cell>
              <table:table-cell office:value-type="float" office:value="566155.33">
                <text:p>566155.33</text:p>
              </table:table-cell>
              <table:table-cell office:value-type="float" office:value="56639463.67">
                <text:p>56639463.67</text:p>
              </table:table-cell>
              <table:table-cell office:value-type="float" office:value="65437302.67">
                <text:p>65437302.67</text:p>
              </table:table-cell>
              <table:table-cell office:value-type="float" office:value="52582346.67">
                <text:p>52582346.67</text:p>
              </table:table-cell>
              <table:table-cell office:value-type="float" office:value="57161499">
                <text:p>571614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1085595.33">
                <text:p>1085595.33</text:p>
              </table:table-cell>
              <table:table-cell office:value-type="float" office:value="587025">
                <text:p>587025</text:p>
              </table:table-cell>
              <table:table-cell office:value-type="float" office:value="55506729">
                <text:p>55506729</text:p>
              </table:table-cell>
              <table:table-cell office:value-type="float" office:value="64063351">
                <text:p>64063351</text:p>
              </table:table-cell>
              <table:table-cell office:value-type="float" office:value="52458847.33">
                <text:p>52458847.33</text:p>
              </table:table-cell>
              <table:table-cell office:value-type="float" office:value="56140218">
                <text:p>56140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7">
                <text:p>117</text:p>
              </table:table-cell>
              <table:table-cell office:value-type="float" office:value="1080711">
                <text:p>1080711</text:p>
              </table:table-cell>
              <table:table-cell office:value-type="float" office:value="596745.67">
                <text:p>596745.67</text:p>
              </table:table-cell>
              <table:table-cell office:value-type="float" office:value="51957556.33">
                <text:p>51957556.33</text:p>
              </table:table-cell>
              <table:table-cell office:value-type="float" office:value="60328688">
                <text:p>60328688</text:p>
              </table:table-cell>
              <table:table-cell office:value-type="float" office:value="52327834">
                <text:p>52327834</text:p>
              </table:table-cell>
              <table:table-cell office:value-type="float" office:value="60580299.67">
                <text:p>60580299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">
                <text:p>147</text:p>
              </table:table-cell>
              <table:table-cell office:value-type="float" office:value="1166877">
                <text:p>1166877</text:p>
              </table:table-cell>
              <table:table-cell office:value-type="float" office:value="612788">
                <text:p>612788</text:p>
              </table:table-cell>
              <table:table-cell office:value-type="float" office:value="52952324.67">
                <text:p>52952324.67</text:p>
              </table:table-cell>
              <table:table-cell office:value-type="float" office:value="60426215.67">
                <text:p>60426215.67</text:p>
              </table:table-cell>
              <table:table-cell office:value-type="float" office:value="52992919.33">
                <text:p>52992919.33</text:p>
              </table:table-cell>
              <table:table-cell office:value-type="float" office:value="57817444.33">
                <text:p>57817444.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">
                <text:p>184</text:p>
              </table:table-cell>
              <table:table-cell office:value-type="float" office:value="1174892.33">
                <text:p>1174892.33</text:p>
              </table:table-cell>
              <table:table-cell office:value-type="float" office:value="636206.33">
                <text:p>636206.33</text:p>
              </table:table-cell>
              <table:table-cell office:value-type="float" office:value="56474345.33">
                <text:p>56474345.33</text:p>
              </table:table-cell>
              <table:table-cell office:value-type="float" office:value="61658113.67">
                <text:p>61658113.67</text:p>
              </table:table-cell>
              <table:table-cell office:value-type="float" office:value="55549839.33">
                <text:p>55549839.33</text:p>
              </table:table-cell>
              <table:table-cell office:value-type="float" office:value="63429623.67">
                <text:p>63429623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  <table:table-cell office:value-type="float" office:value="1197679.67">
                <text:p>1197679.67</text:p>
              </table:table-cell>
              <table:table-cell office:value-type="float" office:value="660427">
                <text:p>660427</text:p>
              </table:table-cell>
              <table:table-cell office:value-type="float" office:value="51182028">
                <text:p>51182028</text:p>
              </table:table-cell>
              <table:table-cell office:value-type="float" office:value="61450992">
                <text:p>61450992</text:p>
              </table:table-cell>
              <table:table-cell office:value-type="float" office:value="52718069.33">
                <text:p>52718069.33</text:p>
              </table:table-cell>
              <table:table-cell office:value-type="float" office:value="57538522">
                <text:p>57538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">
                <text:p>289</text:p>
              </table:table-cell>
              <table:table-cell office:value-type="float" office:value="1288039.67">
                <text:p>1288039.67</text:p>
              </table:table-cell>
              <table:table-cell office:value-type="float" office:value="663234">
                <text:p>663234</text:p>
              </table:table-cell>
              <table:table-cell office:value-type="float" office:value="52955123">
                <text:p>52955123</text:p>
              </table:table-cell>
              <table:table-cell office:value-type="float" office:value="59723717.67">
                <text:p>59723717.67</text:p>
              </table:table-cell>
              <table:table-cell office:value-type="float" office:value="52759178.67">
                <text:p>52759178.67</text:p>
              </table:table-cell>
              <table:table-cell office:value-type="float" office:value="55193737">
                <text:p>55193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2">
                <text:p>362</text:p>
              </table:table-cell>
              <table:table-cell office:value-type="float" office:value="1415610">
                <text:p>1415610</text:p>
              </table:table-cell>
              <table:table-cell office:value-type="float" office:value="703597.33">
                <text:p>703597.33</text:p>
              </table:table-cell>
              <table:table-cell office:value-type="float" office:value="51559346">
                <text:p>51559346</text:p>
              </table:table-cell>
              <table:table-cell office:value-type="float" office:value="60062288">
                <text:p>60062288</text:p>
              </table:table-cell>
              <table:table-cell office:value-type="float" office:value="55149990">
                <text:p>55149990</text:p>
              </table:table-cell>
              <table:table-cell office:value-type="float" office:value="57303097.33">
                <text:p>57303097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3">
                <text:p>453</text:p>
              </table:table-cell>
              <table:table-cell office:value-type="float" office:value="1498042.67">
                <text:p>1498042.67</text:p>
              </table:table-cell>
              <table:table-cell office:value-type="float" office:value="756619.67">
                <text:p>756619.67</text:p>
              </table:table-cell>
              <table:table-cell office:value-type="float" office:value="51331153">
                <text:p>51331153</text:p>
              </table:table-cell>
              <table:table-cell office:value-type="float" office:value="62813471.33">
                <text:p>62813471.33</text:p>
              </table:table-cell>
              <table:table-cell office:value-type="float" office:value="52078179.67">
                <text:p>52078179.67</text:p>
              </table:table-cell>
              <table:table-cell office:value-type="float" office:value="55364146">
                <text:p>55364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7">
                <text:p>567</text:p>
              </table:table-cell>
              <table:table-cell office:value-type="float" office:value="1621376.67">
                <text:p>1621376.67</text:p>
              </table:table-cell>
              <table:table-cell office:value-type="float" office:value="798038.67">
                <text:p>798038.67</text:p>
              </table:table-cell>
              <table:table-cell office:value-type="float" office:value="51330633.33">
                <text:p>51330633.33</text:p>
              </table:table-cell>
              <table:table-cell office:value-type="float" office:value="59964596.67">
                <text:p>59964596.67</text:p>
              </table:table-cell>
              <table:table-cell office:value-type="float" office:value="56220117.33">
                <text:p>56220117.33</text:p>
              </table:table-cell>
              <table:table-cell office:value-type="float" office:value="55745979.67">
                <text:p>55745979.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9">
                <text:p>709</text:p>
              </table:table-cell>
              <table:table-cell office:value-type="float" office:value="1832159.67">
                <text:p>1832159.67</text:p>
              </table:table-cell>
              <table:table-cell office:value-type="float" office:value="918638.33">
                <text:p>918638.33</text:p>
              </table:table-cell>
              <table:table-cell office:value-type="float" office:value="55911729.33">
                <text:p>55911729.33</text:p>
              </table:table-cell>
              <table:table-cell office:value-type="float" office:value="59082554.67">
                <text:p>59082554.67</text:p>
              </table:table-cell>
              <table:table-cell office:value-type="float" office:value="51437518">
                <text:p>51437518</text:p>
              </table:table-cell>
              <table:table-cell office:value-type="float" office:value="55392587.33">
                <text:p>55392587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7">
                <text:p>887</text:p>
              </table:table-cell>
              <table:table-cell office:value-type="float" office:value="2162845.67">
                <text:p>2162845.67</text:p>
              </table:table-cell>
              <table:table-cell office:value-type="float" office:value="962500">
                <text:p>962500</text:p>
              </table:table-cell>
              <table:table-cell office:value-type="float" office:value="50399023.33">
                <text:p>50399023.33</text:p>
              </table:table-cell>
              <table:table-cell office:value-type="float" office:value="61760537">
                <text:p>61760537</text:p>
              </table:table-cell>
              <table:table-cell office:value-type="float" office:value="52599872.67">
                <text:p>52599872.67</text:p>
              </table:table-cell>
              <table:table-cell office:value-type="float" office:value="56452265">
                <text:p>564522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9">
                <text:p>1109</text:p>
              </table:table-cell>
              <table:table-cell office:value-type="float" office:value="2754546.67">
                <text:p>2754546.67</text:p>
              </table:table-cell>
              <table:table-cell office:value-type="float" office:value="1041054.33">
                <text:p>1041054.33</text:p>
              </table:table-cell>
              <table:table-cell office:value-type="float" office:value="51996630">
                <text:p>51996630</text:p>
              </table:table-cell>
              <table:table-cell office:value-type="float" office:value="60363811">
                <text:p>60363811</text:p>
              </table:table-cell>
              <table:table-cell office:value-type="float" office:value="51928978.67">
                <text:p>51928978.67</text:p>
              </table:table-cell>
              <table:table-cell office:value-type="float" office:value="56012280.67">
                <text:p>56012280.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7">
                <text:p>1387</text:p>
              </table:table-cell>
              <table:table-cell office:value-type="float" office:value="3170762">
                <text:p>3170762</text:p>
              </table:table-cell>
              <table:table-cell office:value-type="float" office:value="1159316.67">
                <text:p>1159316.67</text:p>
              </table:table-cell>
              <table:table-cell office:value-type="float" office:value="50257044.33">
                <text:p>50257044.33</text:p>
              </table:table-cell>
              <table:table-cell office:value-type="float" office:value="59982368">
                <text:p>59982368</text:p>
              </table:table-cell>
              <table:table-cell office:value-type="float" office:value="52508328">
                <text:p>52508328</text:p>
              </table:table-cell>
              <table:table-cell office:value-type="float" office:value="57248456.33">
                <text:p>57248456.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4">
                <text:p>1734</text:p>
              </table:table-cell>
              <table:table-cell office:value-type="float" office:value="3994828.67">
                <text:p>3994828.67</text:p>
              </table:table-cell>
              <table:table-cell office:value-type="float" office:value="1269486.67">
                <text:p>1269486.67</text:p>
              </table:table-cell>
              <table:table-cell office:value-type="float" office:value="52729927.67">
                <text:p>52729927.67</text:p>
              </table:table-cell>
              <table:table-cell office:value-type="float" office:value="60535123.67">
                <text:p>60535123.67</text:p>
              </table:table-cell>
              <table:table-cell office:value-type="float" office:value="52558946">
                <text:p>52558946</text:p>
              </table:table-cell>
              <table:table-cell office:value-type="float" office:value="60474696.67">
                <text:p>60474696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68">
                <text:p>2168</text:p>
              </table:table-cell>
              <table:table-cell office:value-type="float" office:value="5317283.33">
                <text:p>5317283.33</text:p>
              </table:table-cell>
              <table:table-cell office:value-type="float" office:value="1426589.67">
                <text:p>1426589.67</text:p>
              </table:table-cell>
              <table:table-cell office:value-type="float" office:value="50568394.67">
                <text:p>50568394.67</text:p>
              </table:table-cell>
              <table:table-cell office:value-type="float" office:value="58548896.67">
                <text:p>58548896.67</text:p>
              </table:table-cell>
              <table:table-cell office:value-type="float" office:value="54058919.33">
                <text:p>54058919.33</text:p>
              </table:table-cell>
              <table:table-cell office:value-type="float" office:value="55371789.67">
                <text:p>55371789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11">
                <text:p>2711</text:p>
              </table:table-cell>
              <table:table-cell office:value-type="float" office:value="7512600.33">
                <text:p>7512600.33</text:p>
              </table:table-cell>
              <table:table-cell office:value-type="float" office:value="1619674">
                <text:p>1619674</text:p>
              </table:table-cell>
              <table:table-cell office:value-type="float" office:value="56284337">
                <text:p>56284337</text:p>
              </table:table-cell>
              <table:table-cell office:value-type="float" office:value="60047712">
                <text:p>60047712</text:p>
              </table:table-cell>
              <table:table-cell office:value-type="float" office:value="55874441.67">
                <text:p>55874441.67</text:p>
              </table:table-cell>
              <table:table-cell office:value-type="float" office:value="56375740.67">
                <text:p>56375740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9">
                <text:p>3389</text:p>
              </table:table-cell>
              <table:table-cell office:value-type="float" office:value="10622358">
                <text:p>10622358</text:p>
              </table:table-cell>
              <table:table-cell office:value-type="float" office:value="1899889.67">
                <text:p>1899889.67</text:p>
              </table:table-cell>
              <table:table-cell office:value-type="float" office:value="52497223">
                <text:p>52497223</text:p>
              </table:table-cell>
              <table:table-cell office:value-type="float" office:value="64590317.67">
                <text:p>64590317.67</text:p>
              </table:table-cell>
              <table:table-cell office:value-type="float" office:value="53364485.33">
                <text:p>53364485.33</text:p>
              </table:table-cell>
              <table:table-cell office:value-type="float" office:value="56449278">
                <text:p>56449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37">
                <text:p>4237</text:p>
              </table:table-cell>
              <table:table-cell office:value-type="float" office:value="14830202">
                <text:p>14830202</text:p>
              </table:table-cell>
              <table:table-cell office:value-type="float" office:value="2147787.67">
                <text:p>2147787.67</text:p>
              </table:table-cell>
              <table:table-cell office:value-type="float" office:value="53027834.33">
                <text:p>53027834.33</text:p>
              </table:table-cell>
              <table:table-cell office:value-type="float" office:value="60904902.33">
                <text:p>60904902.33</text:p>
              </table:table-cell>
              <table:table-cell office:value-type="float" office:value="55418240.67">
                <text:p>55418240.67</text:p>
              </table:table-cell>
              <table:table-cell office:value-type="float" office:value="58579497">
                <text:p>58579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97">
                <text:p>5297</text:p>
              </table:table-cell>
              <table:table-cell office:value-type="float" office:value="21406918">
                <text:p>21406918</text:p>
              </table:table-cell>
              <table:table-cell office:value-type="float" office:value="2429602.67">
                <text:p>2429602.67</text:p>
              </table:table-cell>
              <table:table-cell office:value-type="float" office:value="55226411">
                <text:p>55226411</text:p>
              </table:table-cell>
              <table:table-cell office:value-type="float" office:value="60759587">
                <text:p>60759587</text:p>
              </table:table-cell>
              <table:table-cell office:value-type="float" office:value="55495460.67">
                <text:p>55495460.67</text:p>
              </table:table-cell>
              <table:table-cell office:value-type="float" office:value="58290984.67">
                <text:p>58290984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2">
                <text:p>6622</text:p>
              </table:table-cell>
              <table:table-cell office:value-type="float" office:value="32756367.33">
                <text:p>32756367.33</text:p>
              </table:table-cell>
              <table:table-cell office:value-type="float" office:value="2799889">
                <text:p>2799889</text:p>
              </table:table-cell>
              <table:table-cell office:value-type="float" office:value="54386504.33">
                <text:p>54386504.33</text:p>
              </table:table-cell>
              <table:table-cell office:value-type="float" office:value="62389660.67">
                <text:p>62389660.67</text:p>
              </table:table-cell>
              <table:table-cell office:value-type="float" office:value="56407582.67">
                <text:p>56407582.67</text:p>
              </table:table-cell>
              <table:table-cell office:value-type="float" office:value="58845660.67">
                <text:p>58845660.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78">
                <text:p>8278</text:p>
              </table:table-cell>
              <table:table-cell office:value-type="float" office:value="61366404.33">
                <text:p>61366404.33</text:p>
              </table:table-cell>
              <table:table-cell office:value-type="float" office:value="3161397">
                <text:p>3161397</text:p>
              </table:table-cell>
              <table:table-cell office:value-type="float" office:value="53953040.67">
                <text:p>53953040.67</text:p>
              </table:table-cell>
              <table:table-cell office:value-type="float" office:value="65064455">
                <text:p>65064455</text:p>
              </table:table-cell>
              <table:table-cell office:value-type="float" office:value="61887456.67">
                <text:p>61887456.67</text:p>
              </table:table-cell>
              <table:table-cell office:value-type="float" office:value="59531117.67">
                <text:p>59531117.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48">
                <text:p>10348</text:p>
              </table:table-cell>
              <table:table-cell office:value-type="float" office:value="63452431.33">
                <text:p>63452431.33</text:p>
              </table:table-cell>
              <table:table-cell office:value-type="float" office:value="3639231.33">
                <text:p>3639231.33</text:p>
              </table:table-cell>
              <table:table-cell office:value-type="float" office:value="59632670.67">
                <text:p>59632670.67</text:p>
              </table:table-cell>
              <table:table-cell office:value-type="float" office:value="63653237.33">
                <text:p>63653237.33</text:p>
              </table:table-cell>
              <table:table-cell office:value-type="float" office:value="56231774.67">
                <text:p>56231774.67</text:p>
              </table:table-cell>
              <table:table-cell office:value-type="float" office:value="65958713.67">
                <text:p>65958713.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36">
                <text:p>12936</text:p>
              </table:table-cell>
              <table:table-cell office:value-type="float" office:value="63630776.67">
                <text:p>63630776.67</text:p>
              </table:table-cell>
              <table:table-cell office:value-type="float" office:value="4125844">
                <text:p>4125844</text:p>
              </table:table-cell>
              <table:table-cell office:value-type="float" office:value="55951970.33">
                <text:p>55951970.33</text:p>
              </table:table-cell>
              <table:table-cell office:value-type="float" office:value="65554264.67">
                <text:p>65554264.67</text:p>
              </table:table-cell>
              <table:table-cell office:value-type="float" office:value="56088967.67">
                <text:p>56088967.67</text:p>
              </table:table-cell>
              <table:table-cell office:value-type="float" office:value="62068844.33">
                <text:p>62068844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71">
                <text:p>16171</text:p>
              </table:table-cell>
              <table:table-cell office:value-type="float" office:value="66754666">
                <text:p>66754666</text:p>
              </table:table-cell>
              <table:table-cell office:value-type="float" office:value="4699321.33">
                <text:p>4699321.33</text:p>
              </table:table-cell>
              <table:table-cell office:value-type="float" office:value="57230201">
                <text:p>57230201</text:p>
              </table:table-cell>
              <table:table-cell office:value-type="float" office:value="64441246.33">
                <text:p>64441246.33</text:p>
              </table:table-cell>
              <table:table-cell office:value-type="float" office:value="58889936">
                <text:p>58889936</text:p>
              </table:table-cell>
              <table:table-cell office:value-type="float" office:value="62128137.67">
                <text:p>62128137.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14">
                <text:p>20214</text:p>
              </table:table-cell>
              <table:table-cell office:value-type="float" office:value="63928830.33">
                <text:p>63928830.33</text:p>
              </table:table-cell>
              <table:table-cell office:value-type="float" office:value="5429080">
                <text:p>5429080</text:p>
              </table:table-cell>
              <table:table-cell office:value-type="float" office:value="61420336.67">
                <text:p>61420336.67</text:p>
              </table:table-cell>
              <table:table-cell office:value-type="float" office:value="69742205.67">
                <text:p>69742205.67</text:p>
              </table:table-cell>
              <table:table-cell office:value-type="float" office:value="61714035.33">
                <text:p>61714035.33</text:p>
              </table:table-cell>
              <table:table-cell office:value-type="float" office:value="63847099">
                <text:p>638470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268">
                <text:p>25268</text:p>
              </table:table-cell>
              <table:table-cell office:value-type="float" office:value="65674794">
                <text:p>65674794</text:p>
              </table:table-cell>
              <table:table-cell office:value-type="float" office:value="5989171.67">
                <text:p>5989171.67</text:p>
              </table:table-cell>
              <table:table-cell office:value-type="float" office:value="62972488">
                <text:p>62972488</text:p>
              </table:table-cell>
              <table:table-cell office:value-type="float" office:value="66086805">
                <text:p>66086805</text:p>
              </table:table-cell>
              <table:table-cell office:value-type="float" office:value="60526046.67">
                <text:p>60526046.67</text:p>
              </table:table-cell>
              <table:table-cell office:value-type="float" office:value="70778198.67">
                <text:p>70778198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586">
                <text:p>31586</text:p>
              </table:table-cell>
              <table:table-cell office:value-type="float" office:value="66488262.67">
                <text:p>66488262.67</text:p>
              </table:table-cell>
              <table:table-cell office:value-type="float" office:value="7108686.33">
                <text:p>7108686.33</text:p>
              </table:table-cell>
              <table:table-cell office:value-type="float" office:value="61186347.67">
                <text:p>61186347.67</text:p>
              </table:table-cell>
              <table:table-cell office:value-type="float" office:value="68018259.67">
                <text:p>68018259.67</text:p>
              </table:table-cell>
              <table:table-cell office:value-type="float" office:value="63809005.33">
                <text:p>63809005.33</text:p>
              </table:table-cell>
              <table:table-cell office:value-type="float" office:value="69316417.33">
                <text:p>69316417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483">
                <text:p>39483</text:p>
              </table:table-cell>
              <table:table-cell office:value-type="float" office:value="68896292.67">
                <text:p>68896292.67</text:p>
              </table:table-cell>
              <table:table-cell office:value-type="float" office:value="8217923.67">
                <text:p>8217923.67</text:p>
              </table:table-cell>
              <table:table-cell office:value-type="float" office:value="62070866">
                <text:p>62070866</text:p>
              </table:table-cell>
              <table:table-cell office:value-type="float" office:value="70317655.33">
                <text:p>70317655.33</text:p>
              </table:table-cell>
              <table:table-cell office:value-type="float" office:value="61500851.33">
                <text:p>61500851.33</text:p>
              </table:table-cell>
              <table:table-cell office:value-type="float" office:value="68096770">
                <text:p>680967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354">
                <text:p>49354</text:p>
              </table:table-cell>
              <table:table-cell office:value-type="float" office:value="69808498">
                <text:p>69808498</text:p>
              </table:table-cell>
              <table:table-cell office:value-type="float" office:value="10004107">
                <text:p>10004107</text:p>
              </table:table-cell>
              <table:table-cell office:value-type="float" office:value="65421894.33">
                <text:p>65421894.33</text:p>
              </table:table-cell>
              <table:table-cell office:value-type="float" office:value="69600898.67">
                <text:p>69600898.67</text:p>
              </table:table-cell>
              <table:table-cell office:value-type="float" office:value="62911098.33">
                <text:p>62911098.33</text:p>
              </table:table-cell>
              <table:table-cell office:value-type="float" office:value="74594755.33">
                <text:p>74594755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693">
                <text:p>61693</text:p>
              </table:table-cell>
              <table:table-cell office:value-type="float" office:value="71914056">
                <text:p>71914056</text:p>
              </table:table-cell>
              <table:table-cell office:value-type="float" office:value="12725409.33">
                <text:p>12725409.33</text:p>
              </table:table-cell>
              <table:table-cell office:value-type="float" office:value="67131715.33">
                <text:p>67131715.33</text:p>
              </table:table-cell>
              <table:table-cell office:value-type="float" office:value="73361849.33">
                <text:p>73361849.33</text:p>
              </table:table-cell>
              <table:table-cell office:value-type="float" office:value="69133363">
                <text:p>69133363</text:p>
              </table:table-cell>
              <table:table-cell office:value-type="float" office:value="71974460.33">
                <text:p>7197446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117">
                <text:p>77117</text:p>
              </table:table-cell>
              <table:table-cell office:value-type="float" office:value="73004496.67">
                <text:p>73004496.67</text:p>
              </table:table-cell>
              <table:table-cell office:value-type="float" office:value="14633725.67">
                <text:p>14633725.67</text:p>
              </table:table-cell>
              <table:table-cell office:value-type="float" office:value="70648996">
                <text:p>70648996</text:p>
              </table:table-cell>
              <table:table-cell office:value-type="float" office:value="73803020">
                <text:p>73803020</text:p>
              </table:table-cell>
              <table:table-cell office:value-type="float" office:value="69926134.67">
                <text:p>69926134.67</text:p>
              </table:table-cell>
              <table:table-cell office:value-type="float" office:value="75871537.33">
                <text:p>75871537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397">
                <text:p>96397</text:p>
              </table:table-cell>
              <table:table-cell office:value-type="float" office:value="78064168">
                <text:p>78064168</text:p>
              </table:table-cell>
              <table:table-cell office:value-type="float" office:value="18029948">
                <text:p>18029948</text:p>
              </table:table-cell>
              <table:table-cell office:value-type="float" office:value="69060314.67">
                <text:p>69060314.67</text:p>
              </table:table-cell>
              <table:table-cell office:value-type="float" office:value="75314029.67">
                <text:p>75314029.67</text:p>
              </table:table-cell>
              <table:table-cell office:value-type="float" office:value="71468617.33">
                <text:p>71468617.33</text:p>
              </table:table-cell>
              <table:table-cell office:value-type="float" office:value="80529595.67">
                <text:p>80529595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497">
                <text:p>120497</text:p>
              </table:table-cell>
              <table:table-cell office:value-type="float" office:value="79118531.67">
                <text:p>79118531.67</text:p>
              </table:table-cell>
              <table:table-cell office:value-type="float" office:value="25020194.67">
                <text:p>25020194.67</text:p>
              </table:table-cell>
              <table:table-cell office:value-type="float" office:value="75354877.33">
                <text:p>75354877.33</text:p>
              </table:table-cell>
              <table:table-cell office:value-type="float" office:value="82695924.33">
                <text:p>82695924.33</text:p>
              </table:table-cell>
              <table:table-cell office:value-type="float" office:value="73492829.67">
                <text:p>73492829.67</text:p>
              </table:table-cell>
              <table:table-cell office:value-type="float" office:value="84285637.33">
                <text:p>84285637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622">
                <text:p>150622</text:p>
              </table:table-cell>
              <table:table-cell office:value-type="float" office:value="84050023.33">
                <text:p>84050023.33</text:p>
              </table:table-cell>
              <table:table-cell office:value-type="float" office:value="26715265">
                <text:p>26715265</text:p>
              </table:table-cell>
              <table:table-cell office:value-type="float" office:value="77626119.67">
                <text:p>77626119.67</text:p>
              </table:table-cell>
              <table:table-cell office:value-type="float" office:value="82444687.33">
                <text:p>82444687.33</text:p>
              </table:table-cell>
              <table:table-cell office:value-type="float" office:value="77133379.33">
                <text:p>77133379.33</text:p>
              </table:table-cell>
              <table:table-cell office:value-type="float" office:value="92659920.67">
                <text:p>92659920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8278">
                <text:p>188278</text:p>
              </table:table-cell>
              <table:table-cell office:value-type="float" office:value="85754558.67">
                <text:p>85754558.67</text:p>
              </table:table-cell>
              <table:table-cell office:value-type="float" office:value="40872933.33">
                <text:p>40872933.33</text:p>
              </table:table-cell>
              <table:table-cell office:value-type="float" office:value="85008684.67">
                <text:p>85008684.67</text:p>
              </table:table-cell>
              <table:table-cell office:value-type="float" office:value="88244863.67">
                <text:p>88244863.67</text:p>
              </table:table-cell>
              <table:table-cell office:value-type="float" office:value="81633600">
                <text:p>81633600</text:p>
              </table:table-cell>
              <table:table-cell office:value-type="float" office:value="93098776.67">
                <text:p>93098776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5348">
                <text:p>235348</text:p>
              </table:table-cell>
              <table:table-cell office:value-type="float" office:value="NaN">
                <text:p>NaN</text:p>
              </table:table-cell>
              <table:table-cell office:value-type="float" office:value="40271617">
                <text:p>40271617</text:p>
              </table:table-cell>
              <table:table-cell office:value-type="float" office:value="88891171.33">
                <text:p>88891171.33</text:p>
              </table:table-cell>
              <table:table-cell office:value-type="float" office:value="90957754.67">
                <text:p>90957754.67</text:p>
              </table:table-cell>
              <table:table-cell office:value-type="float" office:value="88861491.33">
                <text:p>88861491.33</text:p>
              </table:table-cell>
              <table:table-cell office:value-type="float" office:value="104534951.33">
                <text:p>104534951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4186">
                <text:p>294186</text:p>
              </table:table-cell>
              <table:table-cell office:value-type="float" office:value="NaN">
                <text:p>NaN</text:p>
              </table:table-cell>
              <table:table-cell office:value-type="float" office:value="54068800">
                <text:p>54068800</text:p>
              </table:table-cell>
              <table:table-cell office:value-type="float" office:value="92963247">
                <text:p>92963247</text:p>
              </table:table-cell>
              <table:table-cell office:value-type="float" office:value="99648993.67">
                <text:p>99648993.67</text:p>
              </table:table-cell>
              <table:table-cell office:value-type="float" office:value="95689022.67">
                <text:p>95689022.67</text:p>
              </table:table-cell>
              <table:table-cell office:value-type="float" office:value="103871072">
                <text:p>1038710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733">
                <text:p>367733</text:p>
              </table:table-cell>
              <table:table-cell office:value-type="float" office:value="NaN">
                <text:p>NaN</text:p>
              </table:table-cell>
              <table:table-cell office:value-type="float" office:value="65376602.33">
                <text:p>65376602.33</text:p>
              </table:table-cell>
              <table:table-cell office:value-type="float" office:value="99387884">
                <text:p>99387884</text:p>
              </table:table-cell>
              <table:table-cell office:value-type="float" office:value="102472934">
                <text:p>102472934</text:p>
              </table:table-cell>
              <table:table-cell office:value-type="float" office:value="100428114.67">
                <text:p>100428114.67</text:p>
              </table:table-cell>
              <table:table-cell office:value-type="float" office:value="113478642.67">
                <text:p>113478642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9667">
                <text:p>459667</text:p>
              </table:table-cell>
              <table:table-cell office:value-type="float" office:value="NaN">
                <text:p>NaN</text:p>
              </table:table-cell>
              <table:table-cell office:value-type="float" office:value="79683168.33">
                <text:p>79683168.33</text:p>
              </table:table-cell>
              <table:table-cell office:value-type="float" office:value="103463545.67">
                <text:p>103463545.67</text:p>
              </table:table-cell>
              <table:table-cell office:value-type="float" office:value="110774092">
                <text:p>110774092</text:p>
              </table:table-cell>
              <table:table-cell office:value-type="float" office:value="107192386">
                <text:p>107192386</text:p>
              </table:table-cell>
              <table:table-cell office:value-type="float" office:value="113651061.67">
                <text:p>113651061.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4584">
                <text:p>574584</text:p>
              </table:table-cell>
              <table:table-cell office:value-type="float" office:value="NaN">
                <text:p>NaN</text:p>
              </table:table-cell>
              <table:table-cell office:value-type="float" office:value="103108918.67">
                <text:p>103108918.67</text:p>
              </table:table-cell>
              <table:table-cell office:value-type="float" office:value="108048379.67">
                <text:p>108048379.67</text:p>
              </table:table-cell>
              <table:table-cell office:value-type="float" office:value="108534691.33">
                <text:p>108534691.33</text:p>
              </table:table-cell>
              <table:table-cell office:value-type="float" office:value="121101816.33">
                <text:p>121101816.33</text:p>
              </table:table-cell>
              <table:table-cell office:value-type="float" office:value="128296443.33">
                <text:p>128296443.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8231">
                <text:p>718231</text:p>
              </table:table-cell>
              <table:table-cell office:value-type="float" office:value="NaN">
                <text:p>NaN</text:p>
              </table:table-cell>
              <table:table-cell office:value-type="float" office:value="114377685.67">
                <text:p>114377685.67</text:p>
              </table:table-cell>
              <table:table-cell office:value-type="float" office:value="111484986.67">
                <text:p>111484986.67</text:p>
              </table:table-cell>
              <table:table-cell office:value-type="float" office:value="112029086.33">
                <text:p>112029086.33</text:p>
              </table:table-cell>
              <table:table-cell office:value-type="float" office:value="116013887.33">
                <text:p>116013887.33</text:p>
              </table:table-cell>
              <table:table-cell office:value-type="float" office:value="124072344.33">
                <text:p>124072344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7789">
                <text:p>897789</text:p>
              </table:table-cell>
              <table:table-cell office:value-type="float" office:value="NaN">
                <text:p>NaN</text:p>
              </table:table-cell>
              <table:table-cell office:value-type="float" office:value="118674447.33">
                <text:p>118674447.33</text:p>
              </table:table-cell>
              <table:table-cell office:value-type="float" office:value="116686378">
                <text:p>116686378</text:p>
              </table:table-cell>
              <table:table-cell office:value-type="float" office:value="116768633.67">
                <text:p>116768633.67</text:p>
              </table:table-cell>
              <table:table-cell office:value-type="float" office:value="121014217">
                <text:p>121014217</text:p>
              </table:table-cell>
              <table:table-cell office:value-type="float" office:value="133775963.33">
                <text:p>133775963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